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8854in" table:align="left"/>
    </style:style>
    <style:style style:name="Table1.A" style:family="table-column">
      <style:table-column-properties style:column-width="0.6361in"/>
    </style:style>
    <style:style style:name="Table1.B" style:family="table-column">
      <style:table-column-properties style:column-width="0.4736in"/>
    </style:style>
    <style:style style:name="Table1.E" style:family="table-column">
      <style:table-column-properties style:column-width="0.2403in"/>
    </style:style>
    <style:style style:name="Table1.F" style:family="table-column">
      <style:table-column-properties style:column-width="0.588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8854in" table:align="left"/>
    </style:style>
    <style:style style:name="Table2.A" style:family="table-column">
      <style:table-column-properties style:column-width="0.6361in"/>
    </style:style>
    <style:style style:name="Table2.B" style:family="table-column">
      <style:table-column-properties style:column-width="0.4736in"/>
    </style:style>
    <style:style style:name="Table2.E" style:family="table-column">
      <style:table-column-properties style:column-width="0.2403in"/>
    </style:style>
    <style:style style:name="Table2.F" style:family="table-column">
      <style:table-column-properties style:column-width="0.588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4in" table:align="left"/>
    </style:style>
    <style:style style:name="Table3.A" style:family="table-column">
      <style:table-column-properties style:column-width="0.6438in"/>
    </style:style>
    <style:style style:name="Table3.B" style:family="table-column">
      <style:table-column-properties style:column-width="0.9507in"/>
    </style:style>
    <style:style style:name="Table3.C" style:family="table-column">
      <style:table-column-properties style:column-width="0.8069in"/>
    </style:style>
    <style:style style:name="Table3.D" style:family="table-column">
      <style:table-column-properties style:column-width="0.9986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14pt" style:font-size-asian="14pt" style:font-size-complex="14pt"/>
    </style:style>
    <style:style style:name="P2" style:family="paragraph" style:parent-style-name="Heading_20_2">
      <style:text-properties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Heading_20_2">
      <style:text-properties fo:font-size="10.5pt" style:font-size-asian="10.5pt" style:font-size-complex="10.5pt"/>
    </style:style>
    <style:style style:name="P4" style:family="paragraph" style:parent-style-name="Heading_20_2">
      <style:text-properties fo:font-size="12pt" style:font-size-asian="12pt" style:font-size-complex="12pt"/>
    </style:style>
    <style:style style:name="P5" style:family="paragraph" style:parent-style-name="Heading_20_2">
      <style:text-properties fo:font-size="12pt" officeooo:rsid="00175145" officeooo:paragraph-rsid="00175145" style:font-size-asian="12pt" style:font-size-complex="12pt"/>
    </style:style>
    <style:style style:name="P6" style:family="paragraph" style:parent-style-name="Preformatted_20_Text">
      <style:text-properties fo:font-size="14pt" style:font-size-asian="14pt" style:font-size-complex="14pt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Quotations">
      <style:text-properties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Quotations">
      <style:text-properties fo:font-size="10.5pt" style:font-size-asian="10.5pt" style:font-size-complex="10.5pt"/>
    </style:style>
    <style:style style:name="P10" style:family="paragraph" style:parent-style-name="Standard">
      <style:text-properties fo:font-size="10.5pt" officeooo:rsid="0010349d" officeooo:paragraph-rsid="0010349d" style:font-size-asian="9.14999961853027pt" style:font-size-complex="10.5pt"/>
    </style:style>
    <style:style style:name="P11" style:family="paragraph" style:parent-style-name="Standard">
      <style:text-properties fo:font-size="10.5pt" officeooo:rsid="0010349d" officeooo:paragraph-rsid="0010641d" style:font-size-asian="9.14999961853027pt" style:font-size-complex="10.5pt"/>
    </style:style>
    <style:style style:name="P12" style:family="paragraph" style:parent-style-name="Standard">
      <style:text-properties officeooo:rsid="0010349d" officeooo:paragraph-rsid="0010349d"/>
    </style:style>
    <style:style style:name="P13" style:family="paragraph" style:parent-style-name="Standard">
      <style:text-properties fo:font-size="14pt" fo:font-weight="bold" officeooo:paragraph-rsid="0010349d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aaaaaa" style:font-name="Monospace" fo:font-size="10pt" officeooo:rsid="0010349d" officeooo:paragraph-rsid="0010349d" style:font-size-asian="10pt" style:font-size-complex="10.5pt"/>
    </style:style>
    <style:style style:name="P15" style:family="paragraph" style:parent-style-name="Standard">
      <style:text-properties fo:color="#cac580" style:font-name="Monospace" fo:font-size="10pt" fo:font-weight="bold" officeooo:rsid="0010349d" officeooo:paragraph-rsid="0010641d" style:font-size-asian="10pt" style:font-weight-asian="bold" style:font-size-complex="10.5pt" style:font-weight-complex="bold"/>
    </style:style>
    <style:style style:name="P16" style:family="paragraph" style:parent-style-name="Standard">
      <style:text-properties officeooo:rsid="001e6c64" officeooo:paragraph-rsid="001e6c64"/>
    </style:style>
    <style:style style:name="P17" style:family="paragraph" style:parent-style-name="Standard">
      <style:text-properties style:use-window-font-color="true" style:font-name="Liberation Serif" fo:font-size="12pt" fo:font-weight="normal" officeooo:rsid="001e6c64" officeooo:paragraph-rsid="001e6c6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9" style:family="paragraph" style:parent-style-name="Table_20_Contents">
      <style:text-properties fo:font-size="10.5pt" style:font-size-asian="10.5pt" style:font-size-complex="10.5pt"/>
    </style:style>
    <style:style style:name="P20" style:family="paragraph" style:parent-style-name="Table_20_Heading">
      <style:text-properties fo:font-size="10.5pt" style:font-size-asian="10.5pt" style:font-size-complex="10.5pt"/>
    </style:style>
    <style:style style:name="P21" style:family="paragraph" style:parent-style-name="Text_20_body">
      <style:text-properties fo:font-size="14pt" officeooo:rsid="0019b90c" officeooo:paragraph-rsid="0019b90c" style:font-size-asian="12.25pt" style:font-size-complex="14pt"/>
    </style:style>
    <style:style style:name="P22" style:family="paragraph" style:parent-style-name="Text_20_body">
      <style:text-properties fo:font-size="14pt" fo:font-weight="bold" officeooo:rsid="0010abe2" officeooo:paragraph-rsid="0010abe2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ize="14pt" fo:font-weight="bold" officeooo:rsid="00123664" officeooo:paragraph-rsid="00123664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ize="14pt" fo:font-weight="bold" officeooo:paragraph-rsid="0013feed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size="14pt" fo:font-weight="bold" officeooo:paragraph-rsid="00145744" style:font-size-asian="14pt" style:font-weight-asian="bold" style:font-size-complex="14pt" style:font-weight-complex="bold"/>
    </style:style>
    <style:style style:name="P26" style:family="paragraph" style:parent-style-name="Text_20_body">
      <style:text-properties fo:font-size="14pt" fo:font-weight="bold" officeooo:paragraph-rsid="0015c1e0" style:font-size-asian="14pt" style:font-weight-asian="bold" style:font-size-complex="14pt" style:font-weight-complex="bold"/>
    </style:style>
    <style:style style:name="P27" style:family="paragraph" style:parent-style-name="Text_20_body">
      <style:text-properties fo:font-size="14pt" fo:font-weight="bold" officeooo:paragraph-rsid="0016d29c" style:font-size-asian="14pt" style:font-weight-asian="bold" style:font-size-complex="14pt" style:font-weight-complex="bold"/>
    </style:style>
    <style:style style:name="P28" style:family="paragraph" style:parent-style-name="Text_20_body">
      <style:text-properties fo:font-size="14pt" fo:font-weight="bold" officeooo:paragraph-rsid="0018be07" style:font-size-asian="14pt" style:font-weight-asian="bold" style:font-size-complex="14pt" style:font-weight-complex="bold"/>
    </style:style>
    <style:style style:name="P29" style:family="paragraph" style:parent-style-name="Text_20_body">
      <style:text-properties fo:font-size="14pt" fo:font-weight="bold" officeooo:paragraph-rsid="0019b90c" style:font-size-asian="14pt" style:font-weight-asian="bold" style:font-size-complex="14pt" style:font-weight-complex="bold"/>
    </style:style>
    <style:style style:name="P30" style:family="paragraph" style:parent-style-name="Text_20_body">
      <style:text-properties fo:font-size="14pt" fo:font-weight="bold" officeooo:rsid="0019b90c" officeooo:paragraph-rsid="0019b90c" style:font-size-asian="12.25pt" style:font-weight-asian="bold" style:font-size-complex="14pt" style:font-weight-complex="bold"/>
    </style:style>
    <style:style style:name="P31" style:family="paragraph" style:parent-style-name="Text_20_body">
      <style:text-properties fo:font-size="10.5pt" style:font-size-asian="9.14999961853027pt" style:font-size-complex="10.5pt"/>
    </style:style>
    <style:style style:name="P32" style:family="paragraph" style:parent-style-name="Text_20_body">
      <style:text-properties fo:font-size="10.5pt" officeooo:rsid="0010349d" officeooo:paragraph-rsid="0010349d" style:font-size-asian="9.14999961853027pt" style:font-size-complex="10.5pt"/>
    </style:style>
    <style:style style:name="P33" style:family="paragraph" style:parent-style-name="Text_20_body">
      <style:text-properties fo:font-size="10.5pt" style:font-size-asian="10.5pt" style:font-size-complex="10.5pt"/>
    </style:style>
    <style:style style:name="P34" style:family="paragraph" style:parent-style-name="Text_20_body">
      <style:text-properties fo:font-size="10.5pt" fo:font-weight="normal" style:font-size-asian="10.5pt" style:font-weight-asian="normal" style:font-size-complex="10.5pt" style:font-weight-complex="normal"/>
    </style:style>
    <style:style style:name="P35" style:family="paragraph" style:parent-style-name="Text_20_body">
      <style:text-properties fo:font-size="10.5pt" fo:font-weight="normal" officeooo:rsid="00123664" officeooo:paragraph-rsid="00123664" style:font-size-asian="10.5pt" style:font-weight-asian="normal" style:font-size-complex="10.5pt" style:font-weight-complex="normal"/>
    </style:style>
    <style:style style:name="P36" style:family="paragraph" style:parent-style-name="Text_20_body">
      <style:text-properties fo:font-size="10.5pt" fo:font-weight="normal" officeooo:rsid="0013feed" officeooo:paragraph-rsid="0013feed" style:font-size-asian="10.5pt" style:font-weight-asian="normal" style:font-size-complex="10.5pt" style:font-weight-complex="normal"/>
    </style:style>
    <style:style style:name="P37" style:family="paragraph" style:parent-style-name="Text_20_body">
      <style:text-properties fo:font-size="10.5pt" fo:font-weight="normal" officeooo:rsid="00145744" officeooo:paragraph-rsid="00145744" style:font-size-asian="10.5pt" style:font-weight-asian="normal" style:font-size-complex="10.5pt" style:font-weight-complex="normal"/>
    </style:style>
    <style:style style:name="P38" style:family="paragraph" style:parent-style-name="Text_20_body">
      <style:text-properties fo:font-size="10.5pt" fo:font-weight="normal" officeooo:rsid="0015c1e0" officeooo:paragraph-rsid="0015c1e0" style:font-size-asian="10.5pt" style:font-weight-asian="normal" style:font-size-complex="10.5pt" style:font-weight-complex="normal"/>
    </style:style>
    <style:style style:name="P39" style:family="paragraph" style:parent-style-name="Text_20_body">
      <style:text-properties fo:font-size="10.5pt" fo:font-weight="normal" officeooo:rsid="0016d29c" officeooo:paragraph-rsid="0016d29c" style:font-size-asian="10.5pt" style:font-weight-asian="normal" style:font-size-complex="10.5pt" style:font-weight-complex="normal"/>
    </style:style>
    <style:style style:name="P40" style:family="paragraph" style:parent-style-name="Text_20_body">
      <style:text-properties fo:font-size="10.5pt" fo:font-weight="normal" officeooo:rsid="0018be07" officeooo:paragraph-rsid="0018be07" style:font-size-asian="10.5pt" style:font-weight-asian="normal" style:font-size-complex="10.5pt" style:font-weight-complex="normal"/>
    </style:style>
    <style:style style:name="P41" style:family="paragraph" style:parent-style-name="Text_20_body">
      <style:text-properties fo:font-size="10.5pt" fo:font-weight="bold" officeooo:rsid="0010349d" officeooo:paragraph-rsid="0010641d" style:font-size-asian="9.14999961853027pt" style:font-weight-asian="bold" style:font-size-complex="10.5pt" style:font-weight-complex="bold"/>
    </style:style>
    <style:style style:name="P42" style:family="paragraph" style:parent-style-name="Text_20_body">
      <style:text-properties officeooo:paragraph-rsid="0010abe2"/>
    </style:style>
    <style:style style:name="P43" style:family="paragraph" style:parent-style-name="Text_20_body">
      <style:text-properties fo:font-weight="bold" officeooo:rsid="0010abe2" officeooo:paragraph-rsid="0010abe2" style:font-weight-asian="bold" style:font-weight-complex="bold"/>
    </style:style>
    <style:style style:name="P44" style:family="paragraph" style:parent-style-name="Text_20_body">
      <style:text-properties officeooo:paragraph-rsid="00123664"/>
    </style:style>
    <style:style style:name="P45" style:family="paragraph" style:parent-style-name="Text_20_body">
      <style:text-properties fo:font-size="12pt" fo:font-weight="bold" officeooo:rsid="0013feed" officeooo:paragraph-rsid="0013feed" style:font-size-asian="10.5pt" style:font-weight-asian="bold" style:font-size-complex="12pt" style:font-weight-complex="bold"/>
    </style:style>
    <style:style style:name="P46" style:family="paragraph" style:parent-style-name="Text_20_body">
      <style:text-properties fo:font-size="12pt" fo:font-weight="bold" officeooo:rsid="00145744" officeooo:paragraph-rsid="00145744" style:font-size-asian="10.5pt" style:font-weight-asian="bold" style:font-size-complex="12pt" style:font-weight-complex="bold"/>
    </style:style>
    <style:style style:name="P47" style:family="paragraph" style:parent-style-name="Text_20_body">
      <style:text-properties fo:font-size="12pt" fo:font-weight="bold" officeooo:rsid="0015c1e0" officeooo:paragraph-rsid="0015c1e0" style:font-size-asian="10.5pt" style:font-weight-asian="bold" style:font-size-complex="12pt" style:font-weight-complex="bold"/>
    </style:style>
    <style:style style:name="P48" style:family="paragraph" style:parent-style-name="Text_20_body">
      <style:text-properties fo:font-size="12pt" fo:font-weight="bold" officeooo:rsid="0016d29c" officeooo:paragraph-rsid="0016d29c" style:font-size-asian="10.5pt" style:font-weight-asian="bold" style:font-size-complex="12pt" style:font-weight-complex="bold"/>
    </style:style>
    <style:style style:name="P49" style:family="paragraph" style:parent-style-name="Text_20_body">
      <style:text-properties fo:font-size="12pt" fo:font-weight="bold" officeooo:rsid="0018be07" officeooo:paragraph-rsid="0018be07" style:font-size-asian="10.5pt" style:font-weight-asian="bold" style:font-size-complex="12pt" style:font-weight-complex="bold"/>
    </style:style>
    <style:style style:name="P50" style:family="paragraph" style:parent-style-name="Text_20_body">
      <style:text-properties fo:font-size="12pt" fo:font-weight="bold" officeooo:rsid="0019b90c" officeooo:paragraph-rsid="0019b90c" style:font-size-asian="10.5pt" style:font-weight-asian="bold" style:font-size-complex="12pt" style:font-weight-complex="bold"/>
    </style:style>
    <style:style style:name="P51" style:family="paragraph" style:parent-style-name="Text_20_body">
      <style:text-properties officeooo:paragraph-rsid="0016d29c"/>
    </style:style>
    <style:style style:name="P52" style:family="paragraph" style:parent-style-name="Text_20_body">
      <style:text-properties officeooo:paragraph-rsid="0019b90c"/>
    </style:style>
    <style:style style:name="P53" style:family="paragraph" style:parent-style-name="Text_20_body">
      <style:text-properties officeooo:rsid="001e6c64" officeooo:paragraph-rsid="001e6c64"/>
    </style:style>
    <style:style style:name="P54" style:family="paragraph" style:parent-style-name="Text_20_body">
      <style:text-properties officeooo:paragraph-rsid="001e6c64"/>
    </style:style>
    <style:style style:name="P55" style:family="paragraph" style:parent-style-name="Text_20_body">
      <style:text-properties style:use-window-font-color="true" style:font-name="Liberation Serif" fo:font-size="12pt" fo:font-weight="normal" officeooo:rsid="001e6c64" officeooo:paragraph-rsid="001e6c64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color="#aaaaaa" style:font-name="Monospace" fo:font-size="10pt" officeooo:rsid="001e6c64" officeooo:paragraph-rsid="001e6c64" style:font-size-asian="10pt"/>
    </style:style>
    <style:style style:name="P57" style:family="paragraph" style:parent-style-name="Standard">
      <style:text-properties fo:color="#739eca" style:font-name="Monospace" fo:font-size="10pt" fo:font-weight="bold" officeooo:rsid="001e6c64" officeooo:paragraph-rsid="001e6c64" style:font-size-asian="10pt" style:font-weight-asian="bold" style:font-size-complex="12pt" style:font-weight-complex="normal"/>
    </style:style>
    <style:style style:name="P58" style:family="paragraph" style:parent-style-name="Standard">
      <style:text-properties fo:color="#9e9e9e" style:font-name="Monospace" fo:font-size="10pt" fo:font-weight="normal" officeooo:rsid="001e6c64" officeooo:paragraph-rsid="001e6c64" style:font-size-asian="10pt" style:font-weight-asian="normal" style:font-size-complex="12pt" style:font-weight-complex="normal"/>
    </style:style>
    <style:style style:name="P59" style:family="paragraph" style:parent-style-name="Standard">
      <style:text-properties fo:font-size="14pt" fo:font-weight="bold" officeooo:rsid="00123664" officeooo:paragraph-rsid="00123664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1" style:family="paragraph" style:parent-style-name="Text_20_body" style:list-style-name="L1"/>
    <style:style style:name="P62" style:family="paragraph" style:parent-style-name="Text_20_body" style:list-style-name="L2">
      <style:text-properties fo:font-size="10.5pt" style:font-size-asian="10.5pt" style:font-size-complex="10.5pt"/>
    </style:style>
    <style:style style:name="P63" style:family="paragraph" style:parent-style-name="Text_20_body" style:list-style-name="L9">
      <style:text-properties fo:font-size="10.5pt" style:font-size-asian="10.5pt" style:font-size-complex="10.5pt"/>
    </style:style>
    <style:style style:name="P64" style:family="paragraph" style:parent-style-name="Text_20_body" style:list-style-name="L13">
      <style:text-properties fo:font-size="10.5pt" style:font-size-asian="10.5pt" style:font-size-complex="10.5pt"/>
    </style:style>
    <style:style style:name="P65" style:family="paragraph" style:parent-style-name="Text_20_body" style:list-style-name="L14">
      <style:text-properties fo:font-size="10.5pt" style:font-size-asian="10.5pt" style:font-size-complex="10.5pt"/>
    </style:style>
    <style:style style:name="P66" style:family="paragraph" style:parent-style-name="Text_20_body" style:list-style-name="L20">
      <style:text-properties fo:font-size="10.5pt" style:font-size-asian="10.5pt" style:font-size-complex="10.5pt"/>
    </style:style>
    <style:style style:name="P67" style:family="paragraph" style:parent-style-name="Text_20_body" style:list-style-name="L22">
      <style:text-properties fo:font-size="10.5pt" style:font-size-asian="10.5pt" style:font-size-complex="10.5pt"/>
    </style:style>
    <style:style style:name="P68" style:family="paragraph" style:parent-style-name="Text_20_body" style:list-style-name="L4">
      <style:text-properties fo:font-size="10.5pt" fo:font-weight="normal" style:font-size-asian="10.5pt" style:font-weight-asian="normal" style:font-size-complex="10.5pt" style:font-weight-complex="normal"/>
    </style:style>
    <style:style style:name="P69" style:family="paragraph" style:parent-style-name="Text_20_body" style:list-style-name="L7">
      <style:text-properties fo:font-size="10.5pt" fo:font-weight="normal" style:font-size-asian="10.5pt" style:font-weight-asian="normal" style:font-size-complex="10.5pt" style:font-weight-complex="normal"/>
    </style:style>
    <style:style style:name="P70" style:family="paragraph" style:parent-style-name="Text_20_body" style:list-style-name="L8">
      <style:text-properties fo:font-size="10.5pt" fo:font-weight="normal" style:font-size-asian="10.5pt" style:font-weight-asian="normal" style:font-size-complex="10.5pt" style:font-weight-complex="normal"/>
    </style:style>
    <style:style style:name="P71" style:family="paragraph" style:parent-style-name="Text_20_body" style:list-style-name="L3"/>
    <style:style style:name="P72" style:family="paragraph" style:parent-style-name="Text_20_body" style:list-style-name="L5"/>
    <style:style style:name="P73" style:family="paragraph" style:parent-style-name="Text_20_body" style:list-style-name="L6"/>
    <style:style style:name="P74" style:family="paragraph" style:parent-style-name="Text_20_body" style:list-style-name="L10"/>
    <style:style style:name="P75" style:family="paragraph" style:parent-style-name="Text_20_body" style:list-style-name="L11"/>
    <style:style style:name="P76" style:family="paragraph" style:parent-style-name="Text_20_body" style:list-style-name="L12"/>
    <style:style style:name="P77" style:family="paragraph" style:parent-style-name="Text_20_body" style:list-style-name="L15"/>
    <style:style style:name="P78" style:family="paragraph" style:parent-style-name="Text_20_body" style:list-style-name="L16"/>
    <style:style style:name="P79" style:family="paragraph" style:parent-style-name="Text_20_body" style:list-style-name="L17"/>
    <style:style style:name="P80" style:family="paragraph" style:parent-style-name="Text_20_body" style:list-style-name="L18"/>
    <style:style style:name="P81" style:family="paragraph" style:parent-style-name="Text_20_body" style:list-style-name="L19"/>
    <style:style style:name="P82" style:family="paragraph" style:parent-style-name="Text_20_body" style:list-style-name="L21"/>
    <style:style style:name="P83" style:family="paragraph" style:parent-style-name="Text_20_body" style:list-style-name="L1">
      <style:paragraph-properties fo:margin-top="0in" fo:margin-bottom="0in" loext:contextual-spacing="false"/>
    </style:style>
    <style:style style:name="P84" style:family="paragraph" style:parent-style-name="Text_20_body" style:list-style-name="L2">
      <style:paragraph-properties fo:margin-top="0in" fo:margin-bottom="0in" loext:contextual-spacing="false"/>
      <style:text-properties fo:font-size="10.5pt" style:font-size-asian="10.5pt" style:font-size-complex="10.5pt"/>
    </style:style>
    <style:style style:name="P85" style:family="paragraph" style:parent-style-name="Text_20_body" style:list-style-name="L9">
      <style:paragraph-properties fo:margin-top="0in" fo:margin-bottom="0in" loext:contextual-spacing="false"/>
      <style:text-properties fo:font-size="10.5pt" style:font-size-asian="10.5pt" style:font-size-complex="10.5pt"/>
    </style:style>
    <style:style style:name="P86" style:family="paragraph" style:parent-style-name="Text_20_body" style:list-style-name="L13">
      <style:paragraph-properties fo:margin-top="0in" fo:margin-bottom="0in" loext:contextual-spacing="false"/>
      <style:text-properties fo:font-size="10.5pt" style:font-size-asian="10.5pt" style:font-size-complex="10.5pt"/>
    </style:style>
    <style:style style:name="P87" style:family="paragraph" style:parent-style-name="Text_20_body" style:list-style-name="L14">
      <style:paragraph-properties fo:margin-top="0in" fo:margin-bottom="0in" loext:contextual-spacing="false"/>
      <style:text-properties fo:font-size="10.5pt" style:font-size-asian="10.5pt" style:font-size-complex="10.5pt"/>
    </style:style>
    <style:style style:name="P88" style:family="paragraph" style:parent-style-name="Text_20_body" style:list-style-name="L20">
      <style:paragraph-properties fo:margin-top="0in" fo:margin-bottom="0in" loext:contextual-spacing="false"/>
      <style:text-properties fo:font-size="10.5pt" style:font-size-asian="10.5pt" style:font-size-complex="10.5pt"/>
    </style:style>
    <style:style style:name="P89" style:family="paragraph" style:parent-style-name="Text_20_body" style:list-style-name="L22">
      <style:paragraph-properties fo:margin-top="0in" fo:margin-bottom="0in" loext:contextual-spacing="false"/>
      <style:text-properties fo:font-size="10.5pt" style:font-size-asian="10.5pt" style:font-size-complex="10.5pt"/>
    </style:style>
    <style:style style:name="P90" style:family="paragraph" style:parent-style-name="Text_20_body" style:list-style-name="L3">
      <style:paragraph-properties fo:margin-top="0in" fo:margin-bottom="0in" loext:contextual-spacing="false"/>
      <style:text-properties fo:font-size="10.5pt" fo:font-weight="normal" style:font-size-asian="10.5pt" style:font-weight-asian="normal" style:font-size-complex="10.5pt" style:font-weight-complex="normal"/>
    </style:style>
    <style:style style:name="P91" style:family="paragraph" style:parent-style-name="Text_20_body" style:list-style-name="L4">
      <style:paragraph-properties fo:margin-top="0in" fo:margin-bottom="0in" loext:contextual-spacing="false"/>
      <style:text-properties fo:font-size="10.5pt" fo:font-weight="normal" style:font-size-asian="10.5pt" style:font-weight-asian="normal" style:font-size-complex="10.5pt" style:font-weight-complex="normal"/>
    </style:style>
    <style:style style:name="P92" style:family="paragraph" style:parent-style-name="Text_20_body" style:list-style-name="L6">
      <style:paragraph-properties fo:margin-top="0in" fo:margin-bottom="0in" loext:contextual-spacing="false"/>
      <style:text-properties fo:font-size="10.5pt" fo:font-weight="normal" style:font-size-asian="10.5pt" style:font-weight-asian="normal" style:font-size-complex="10.5pt" style:font-weight-complex="normal"/>
    </style:style>
    <style:style style:name="P93" style:family="paragraph" style:parent-style-name="Text_20_body" style:list-style-name="L7">
      <style:paragraph-properties fo:margin-top="0in" fo:margin-bottom="0in" loext:contextual-spacing="false"/>
      <style:text-properties fo:font-size="10.5pt" fo:font-weight="normal" style:font-size-asian="10.5pt" style:font-weight-asian="normal" style:font-size-complex="10.5pt" style:font-weight-complex="normal"/>
    </style:style>
    <style:style style:name="P94" style:family="paragraph" style:parent-style-name="Text_20_body" style:list-style-name="L8">
      <style:paragraph-properties fo:margin-top="0in" fo:margin-bottom="0in" loext:contextual-spacing="false"/>
      <style:text-properties fo:font-size="10.5pt" fo:font-weight="normal" style:font-size-asian="10.5pt" style:font-weight-asian="normal" style:font-size-complex="10.5pt" style:font-weight-complex="normal"/>
    </style:style>
    <style:style style:name="P95" style:family="paragraph" style:parent-style-name="Text_20_body" style:list-style-name="L4">
      <style:paragraph-properties fo:margin-top="0in" fo:margin-bottom="0in" loext:contextual-spacing="false"/>
    </style:style>
    <style:style style:name="P96" style:family="paragraph" style:parent-style-name="Text_20_body" style:list-style-name="L5">
      <style:paragraph-properties fo:margin-top="0in" fo:margin-bottom="0in" loext:contextual-spacing="false"/>
    </style:style>
    <style:style style:name="P97" style:family="paragraph" style:parent-style-name="Text_20_body" style:list-style-name="L6">
      <style:paragraph-properties fo:margin-top="0in" fo:margin-bottom="0in" loext:contextual-spacing="false"/>
    </style:style>
    <style:style style:name="P98" style:family="paragraph" style:parent-style-name="Text_20_body" style:list-style-name="L8">
      <style:paragraph-properties fo:margin-top="0in" fo:margin-bottom="0in" loext:contextual-spacing="false"/>
    </style:style>
    <style:style style:name="P99" style:family="paragraph" style:parent-style-name="Text_20_body" style:list-style-name="L10">
      <style:paragraph-properties fo:margin-top="0in" fo:margin-bottom="0in" loext:contextual-spacing="false"/>
    </style:style>
    <style:style style:name="P100" style:family="paragraph" style:parent-style-name="Text_20_body" style:list-style-name="L11">
      <style:paragraph-properties fo:margin-top="0in" fo:margin-bottom="0in" loext:contextual-spacing="false"/>
    </style:style>
    <style:style style:name="P101" style:family="paragraph" style:parent-style-name="Text_20_body" style:list-style-name="L12">
      <style:paragraph-properties fo:margin-top="0in" fo:margin-bottom="0in" loext:contextual-spacing="false"/>
    </style:style>
    <style:style style:name="P102" style:family="paragraph" style:parent-style-name="Text_20_body" style:list-style-name="L15">
      <style:paragraph-properties fo:margin-top="0in" fo:margin-bottom="0in" loext:contextual-spacing="false"/>
    </style:style>
    <style:style style:name="P103" style:family="paragraph" style:parent-style-name="Text_20_body" style:list-style-name="L16">
      <style:paragraph-properties fo:margin-top="0in" fo:margin-bottom="0in" loext:contextual-spacing="false"/>
    </style:style>
    <style:style style:name="P104" style:family="paragraph" style:parent-style-name="Text_20_body" style:list-style-name="L17">
      <style:paragraph-properties fo:margin-top="0in" fo:margin-bottom="0in" loext:contextual-spacing="false"/>
    </style:style>
    <style:style style:name="P105" style:family="paragraph" style:parent-style-name="Text_20_body" style:list-style-name="L18">
      <style:paragraph-properties fo:margin-top="0in" fo:margin-bottom="0in" loext:contextual-spacing="false"/>
    </style:style>
    <style:style style:name="P106" style:family="paragraph" style:parent-style-name="Text_20_body" style:list-style-name="L19">
      <style:paragraph-properties fo:margin-top="0in" fo:margin-bottom="0in" loext:contextual-spacing="false"/>
    </style:style>
    <style:style style:name="P107" style:family="paragraph" style:parent-style-name="Text_20_body" style:list-style-name="L21">
      <style:paragraph-properties fo:margin-top="0in" fo:margin-bottom="0in" loext:contextual-spacing="false"/>
    </style:style>
    <style:style style:name="T1" style:family="text">
      <style:text-properties officeooo:rsid="0010349d"/>
    </style:style>
    <style:style style:name="T2" style:family="text">
      <style:text-properties fo:color="#739eca" style:font-name="Monospace" fo:font-size="10pt" fo:font-weight="bold" style:font-size-asian="10pt" style:font-weight-asian="bold"/>
    </style:style>
    <style:style style:name="T3" style:family="text">
      <style:text-properties fo:color="#739eca" style:font-name="Monospace" fo:font-size="10pt" fo:font-weight="bold" style:font-size-asian="10pt" style:font-weight-asian="bold" style:font-weight-complex="bold"/>
    </style:style>
    <style:style style:name="T4" style:family="text">
      <style:text-properties fo:color="#739eca" style:font-name="Monospace" fo:font-size="10pt" fo:font-weight="bold" style:font-size-asian="10pt" style:font-weight-asian="bold"/>
    </style:style>
    <style:style style:name="T5" style:family="text">
      <style:text-properties fo:color="#739eca" style:font-name="Monospace" fo:font-size="10pt" style:font-size-asian="10pt"/>
    </style:style>
    <style:style style:name="T6" style:family="text">
      <style:text-properties fo:color="#aaaaaa" style:font-name="Monospace" fo:font-size="10pt" style:font-size-asian="10pt"/>
    </style:style>
    <style:style style:name="T7" style:family="text">
      <style:text-properties fo:color="#aaaaaa" style:font-name="Monospace" fo:font-size="10pt" style:font-size-asian="10pt"/>
    </style:style>
    <style:style style:name="T8" style:family="text">
      <style:text-properties fo:color="#c1aa6c" style:font-name="Monospace" fo:font-size="10pt" fo:font-weight="bold" style:font-size-asian="10pt" style:font-weight-asian="bold"/>
    </style:style>
    <style:style style:name="T9" style:family="text">
      <style:text-properties fo:color="#c1aa6c" style:font-name="Monospace" fo:font-size="10pt" fo:font-weight="bold" style:font-size-asian="10pt" style:font-weight-asian="bold"/>
    </style:style>
    <style:style style:name="T10" style:family="text">
      <style:text-properties fo:color="#9e9e9e" style:font-name="Monospace" fo:font-size="10pt" style:font-size-asian="10pt"/>
    </style:style>
    <style:style style:name="T11" style:family="text">
      <style:text-properties fo:color="#9e9e9e" style:font-name="Monospace" fo:font-size="10pt" style:font-size-asian="10pt"/>
    </style:style>
    <style:style style:name="T12" style:family="text">
      <style:text-properties fo:color="#cac580" style:font-name="Monospace" fo:font-size="10pt" style:font-size-asian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7" style:family="text">
      <style:text-properties fo:font-size="10.5pt" fo:font-weight="normal" style:font-weight-asian="normal" style:font-size-complex="10.5pt" style:font-weight-complex="normal"/>
    </style:style>
    <style:style style:name="T18" style:family="text">
      <style:text-properties fo:font-size="10.5pt" style:font-size-complex="10.5pt"/>
    </style:style>
    <style:style style:name="T19" style:family="text">
      <style:text-properties fo:font-size="14pt" fo:font-weight="bold" officeooo:rsid="0010abe2" style:font-size-asian="12.25pt" style:font-weight-asian="bold" style:font-size-complex="14pt" style:font-weight-complex="bold"/>
    </style:style>
    <style:style style:name="T20" style:family="text">
      <style:text-properties fo:font-size="14pt" fo:font-weight="bold" officeooo:rsid="0019b90c" style:font-size-asian="12.25pt" style:font-weight-asian="bold" style:font-size-complex="14pt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10abe2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123664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16d29c" style:font-size-asian="14pt" style:font-weight-asian="bold" style:font-size-complex="14pt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13feed"/>
    </style:style>
    <style:style style:name="T27" style:family="text">
      <style:text-properties fo:font-size="12pt" fo:font-weight="bold" officeooo:rsid="0019b90c" style:font-size-asian="10.5pt" style:font-weight-asian="bold" style:font-size-complex="12pt" style:font-weight-complex="bold"/>
    </style:style>
    <style:style style:name="T28" style:family="text">
      <style:text-properties officeooo:rsid="00145744"/>
    </style:style>
    <style:style style:name="T29" style:family="text">
      <style:text-properties officeooo:rsid="0015c1e0"/>
    </style:style>
    <style:style style:name="T30" style:family="text">
      <style:text-properties officeooo:rsid="0016d29c"/>
    </style:style>
    <style:style style:name="T31" style:family="text">
      <style:text-properties officeooo:rsid="0018be07"/>
    </style:style>
    <style:style style:name="T32" style:family="text">
      <style:text-properties officeooo:rsid="0019b90c"/>
    </style:style>
    <style:style style:name="T33" style:family="text">
      <style:text-properties fo:color="#c0c0c0" style:font-name="Monospace" fo:font-size="10pt" style:font-size-asian="10pt"/>
    </style:style>
    <style:style style:name="T34" style:family="text">
      <style:text-properties fo:color="#c0c0c0" style:font-name="Monospace" fo:font-size="10pt" style:font-size-asian="1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ource_20_Text">Хост: 95.163.241.236</text:span></text:p>
      <text:p text:style-name="Preformatted_20_Text"><text:span text:style-name="Source_20_Text">Порт: 5432</text:span></text:p>
      <text:p text:style-name="Preformatted_20_Text"><text:span text:style-name="Source_20_Text">База данных: simulative</text:span></text:p>
      <text:p text:style-name="Preformatted_20_Text"><text:span text:style-name="Source_20_Text">Юзер: student</text:span></text:p>
      <text:p text:style-name="P7"><text:span text:style-name="Source_20_Text">Пароль: qweasd963</text:span></text:p>
      <text:h text:style-name="P1" text:outline-level="1"><text:span text:style-name="T1">Задача 1. </text:span>Имя клиента для рассылки</text:h>
      <text:p text:style-name="P31">Нужно собрать базу контактов для email-рассылки. Почта указана абсолютно у всех, а вот имя/фамилия <text:span text:style-name="Source_20_Text">first_name</text:span> и <text:span text:style-name="Source_20_Text">last_name</text:span> - не у всех. В результате нужно получить 2 поля: <text:span text:style-name="Source_20_Text">email</text:span>, <text:span text:style-name="Source_20_Text">full_name</text:span>. Здесь <text:span text:style-name="Source_20_Text">email</text:span> - почтовый адрес из базы, а <text:span text:style-name="Source_20_Text">full_name</text:span> - это имя и фамилия, написанные через пробел. Причем если имя или фамилия в базе не указана, то вместо связки <text:span text:style-name="Source_20_Text">имя фамилия</text:span> нужно вывести <text:span text:style-name="Source_20_Text">Дорогой друг</text:span>.</text:p>
      <text:p text:style-name="P32"><text:span text:style-name="T13">Решение: </text:span>(с учетом того, что и имя и фамилия пустые одновременно)</text:p>
      <text:p text:style-name="P10"><text:span text:style-name="T2">select</text:span><text:span text:style-name="T6"> </text:span><text:span text:style-name="T8">concat</text:span><text:span text:style-name="T6">(</text:span><text:span text:style-name="T8">coalesce</text:span><text:span text:style-name="T6"> (</text:span><text:span text:style-name="T10">first_name</text:span><text:span text:style-name="T6">, </text:span><text:span text:style-name="T12">'Дорогой'</text:span><text:span text:style-name="T6">),</text:span><text:span text:style-name="T12">' '</text:span><text:span text:style-name="T6">,</text:span><text:span text:style-name="T8">coalesce</text:span><text:span text:style-name="T6"> (</text:span><text:span text:style-name="T10">last_name</text:span><text:span text:style-name="T6">, </text:span><text:span text:style-name="T12">'друг'</text:span><text:span text:style-name="T6">)) </text:span><text:span text:style-name="T2">as</text:span><text:span text:style-name="T6"> </text:span><text:span text:style-name="T10">Full_name</text:span><text:span text:style-name="T6">, </text:span><text:span text:style-name="T10">email</text:span><text:span text:style-name="T6"> </text:span></text:p>
      <text:p text:style-name="P10"><text:span text:style-name="T2">from</text:span><text:span text:style-name="T6"> </text:span><text:span text:style-name="T10">users</text:span><text:span text:style-name="T6"> </text:span><text:span text:style-name="T10">u</text:span><text:span text:style-name="T6"> </text:span></text:p>
      <text:p text:style-name="P14"/>
      <text:p text:style-name="P14"/>
      <text:p text:style-name="P13"><text:span text:style-name="T1">Задача 2. </text:span>Регистрации в заданный период</text:p>
      <text:p text:style-name="P12"/>
      <text:p text:style-name="P12"><text:span text:style-name="T14">Выведите полную информацию о тех пользователях, которые зарегистрировались между </text:span><text:span text:style-name="Source_20_Text"><text:span text:style-name="T14">1</text:span></text:span><text:span text:style-name="T14"> и </text:span><text:span text:style-name="Source_20_Text"><text:span text:style-name="T14">10</text:span></text:span><text:span text:style-name="T14"> апреля 2022 года включительно.</text:span></text:p>
      <text:p text:style-name="P12"/>
      <text:p text:style-name="P41">Решение: </text:p>
      <text:p text:style-name="P11"><text:span text:style-name="T3">select</text:span><text:span text:style-name="T6"> * </text:span></text:p>
      <text:p text:style-name="P18"><text:span text:style-name="T2">from</text:span><text:span text:style-name="T6"> </text:span><text:span text:style-name="T10">users</text:span><text:span text:style-name="T6"> </text:span><text:span text:style-name="T10">u</text:span><text:span text:style-name="T6"> </text:span></text:p>
      <text:p text:style-name="P11"><text:span text:style-name="T2">where</text:span><text:span text:style-name="T6"> </text:span><text:span text:style-name="T10">date_joined</text:span><text:span text:style-name="T6"> </text:span><text:span text:style-name="T2">between</text:span><text:span text:style-name="T6"> </text:span><text:span text:style-name="T12">'2022-04-01'</text:span><text:span text:style-name="T6"> </text:span><text:span text:style-name="T2">and</text:span><text:span text:style-name="T6"> </text:span><text:span text:style-name="T12">'2022-04-10'</text:span></text:p>
      <text:p text:style-name="P15"/>
      <text:p text:style-name="P15"/>
      <text:p text:style-name="P42"><text:span text:style-name="T19">Задача 3. </text:span><text:span text:style-name="T21">Совпадение почты и логина</text:span></text:p>
      <text:p text:style-name="P42"><text:span text:style-name="T16">Также есть еще одна интересная задачка. У нас в разных проектах люди зачастую оставляют левую почту и мы не можем с ними связаться, даже после регистрации. Хотим проверить гипотезу - насколько часто юзернейм (то есть логин) совпадает с началом почты, которое идет до </text:span><text:span text:style-name="Source_20_Text"><text:span text:style-name="T16">@</text:span></text:span><text:span text:style-name="T16">.</text:span></text:p>
      <text:p text:style-name="Text_20_body">Поэтому нужно написать запрос, который «отрубает» доменное имя и собачку и сравнивает это с полем <text:span text:style-name="Source_20_Text">username</text:span>. Естественно, регистр букв учитывать не нужно.</text:p>
      <text:p text:style-name="P33">В результате хотелось бы видеть 3 поля:</text:p>
      <text:list xml:id="list3956192798" text:style-name="L1">
        <text:list-item>
          <text:p text:style-name="P83"><text:span text:style-name="Source_20_Text"><text:span text:style-name="T14">username</text:span></text:span><text:span text:style-name="T14"> </text:span></text:p>
        </text:list-item>
        <text:list-item>
          <text:p text:style-name="P83"><text:span text:style-name="Source_20_Text"><text:span text:style-name="T14">email</text:span></text:span><text:span text:style-name="T14"> </text:span></text:p>
        </text:list-item>
        <text:list-item>
          <text:p text:style-name="P83"><text:span text:style-name="Source_20_Text"><text:span text:style-name="T14">email_trunc</text:span></text:span><text:span text:style-name="T14"> - обрезанная почта </text:span></text:p>
        </text:list-item>
        <text:list-item>
          <text:p text:style-name="P61"><text:span text:style-name="T14">булевское (</text:span><text:span text:style-name="Source_20_Text"><text:span text:style-name="T14">true/false</text:span></text:span><text:span text:style-name="T14">) поле </text:span><text:span text:style-name="Source_20_Text"><text:span text:style-name="T14">isEqual</text:span></text:span><text:span text:style-name="T14"> - одинаковые ли они </text:span></text:p>
        </text:list-item>
      </text:list>
      <text:p text:style-name="P43">Решение:</text:p>
      <text:p text:style-name="P53">1 вариант:</text:p>
      <text:p text:style-name="P16"><text:span text:style-name="T2">select</text:span><text:span text:style-name="T6"> </text:span><text:span text:style-name="T10">username</text:span><text:span text:style-name="T6">, </text:span><text:span text:style-name="T10">email</text:span><text:span text:style-name="T6">, </text:span></text:p>
      <text:p text:style-name="P18"><text:span text:style-name="T8">split_part</text:span><text:span text:style-name="T6"> (</text:span><text:span text:style-name="T10">email</text:span><text:span text:style-name="T6">, </text:span><text:span text:style-name="T12">'@'</text:span><text:span text:style-name="T6">, </text:span><text:span text:style-name="T33">1</text:span><text:span text:style-name="T6">) </text:span><text:span text:style-name="T2">as</text:span><text:span text:style-name="T6"> </text:span><text:span text:style-name="T10">email_trunc</text:span><text:span text:style-name="T6">,</text:span></text:p>
      <text:p text:style-name="P18"><text:soft-page-break/><text:span text:style-name="T2">case</text:span><text:span text:style-name="T6"> <text:s/></text:span></text:p>
      <text:p text:style-name="P18"><text:span text:style-name="T6"><text:tab/></text:span><text:span text:style-name="T2">when</text:span><text:span text:style-name="T6"> </text:span><text:span text:style-name="T10">username</text:span><text:span text:style-name="T6">=</text:span><text:span text:style-name="T8">split_part</text:span><text:span text:style-name="T6"> (</text:span><text:span text:style-name="T10">email</text:span><text:span text:style-name="T6">, </text:span><text:span text:style-name="T12">'@'</text:span><text:span text:style-name="T6">, </text:span><text:span text:style-name="T33">1</text:span><text:span text:style-name="T6">) </text:span><text:span text:style-name="T2">then</text:span><text:span text:style-name="T6"> </text:span><text:span text:style-name="T12">'true'</text:span></text:p>
      <text:p text:style-name="P18"><text:span text:style-name="T6"><text:tab/></text:span><text:span text:style-name="T2">else</text:span><text:span text:style-name="T6"> </text:span><text:span text:style-name="T12">'false'</text:span></text:p>
      <text:p text:style-name="P18"><text:span text:style-name="T2">end</text:span><text:span text:style-name="T6"> </text:span><text:span text:style-name="T10">isEqual</text:span></text:p>
      <text:p text:style-name="P16"><text:span text:style-name="T2">from</text:span><text:span text:style-name="T6"> </text:span><text:span text:style-name="T10">users</text:span><text:span text:style-name="T6"> </text:span><text:span text:style-name="T10">u</text:span><text:span text:style-name="T6"> </text:span></text:p>
      <text:p text:style-name="P56"/>
      <text:p text:style-name="P55">2 вариант</text:p>
      <text:p text:style-name="P57">select</text:p>
      <text:p text:style-name="P18"><text:span text:style-name="T6"><text:s text:c="4"/></text:span><text:span text:style-name="T10">username</text:span><text:span text:style-name="T6">, </text:span><text:span text:style-name="T10">email</text:span><text:span text:style-name="T6">,</text:span></text:p>
      <text:p text:style-name="P18"><text:span text:style-name="T6"><text:s text:c="4"/></text:span><text:span text:style-name="T8">left</text:span><text:span text:style-name="T6">(</text:span><text:span text:style-name="T10">email</text:span><text:span text:style-name="T6">, </text:span><text:span text:style-name="T8">position</text:span><text:span text:style-name="T6">(</text:span><text:span text:style-name="T12">'@'</text:span><text:span text:style-name="T6"> </text:span><text:span text:style-name="T2">in</text:span><text:span text:style-name="T6"> </text:span><text:span text:style-name="T10">email</text:span><text:span text:style-name="T6">) - </text:span><text:span text:style-name="T33">1</text:span><text:span text:style-name="T6">) </text:span><text:span text:style-name="T2">as</text:span><text:span text:style-name="T6"> </text:span><text:span text:style-name="T10">email_trunc</text:span><text:span text:style-name="T6">,</text:span></text:p>
      <text:p text:style-name="P18"><text:span text:style-name="T6"><text:s text:c="4"/></text:span><text:span text:style-name="T8">lower</text:span><text:span text:style-name="T6">(</text:span><text:span text:style-name="T10">username</text:span><text:span text:style-name="T6">) = </text:span><text:span text:style-name="T8">lower</text:span><text:span text:style-name="T6">(</text:span><text:span text:style-name="T8">left</text:span><text:span text:style-name="T6">(</text:span><text:span text:style-name="T10">email</text:span><text:span text:style-name="T6">, </text:span><text:span text:style-name="T8">position</text:span><text:span text:style-name="T6">(</text:span><text:span text:style-name="T12">'@'</text:span><text:span text:style-name="T6"> </text:span><text:span text:style-name="T2">in</text:span><text:span text:style-name="T6"> </text:span><text:span text:style-name="T10">email</text:span><text:span text:style-name="T6">) - </text:span><text:span text:style-name="T33">1</text:span><text:span text:style-name="T6">)) </text:span><text:span text:style-name="T2">as</text:span><text:span text:style-name="T6"> </text:span><text:span text:style-name="T10">isEqual</text:span></text:p>
      <text:p text:style-name="P17"><text:span text:style-name="T2">from</text:span><text:span text:style-name="T6"> </text:span><text:span text:style-name="T10">users</text:span><text:span text:style-name="T6"> </text:span><text:span text:style-name="T10">u</text:span></text:p>
      <text:p text:style-name="P58"/>
      <text:p text:style-name="P58"/>
      <text:p text:style-name="P54"><text:span text:style-name="T22">Задача 4. </text:span><text:span text:style-name="T21">Как студенты решают домашки</text:span></text:p>
      <text:p text:style-name="P22"><text:span text:style-name="T16">А теперь давайте посмотрим подробную информацию о том, как студенты компании с </text:span><text:span text:style-name="Source_20_Text"><text:span text:style-name="T16">id = 1</text:span></text:span><text:span text:style-name="T16"> решают домашние задания. А именно:</text:span></text:p>
      <text:list xml:id="list372638962" text:style-name="L2">
        <text:list-item>
          <text:p text:style-name="P84">Что за пользователь (логин, почта) </text:p>
        </text:list-item>
        <text:list-item>
          <text:p text:style-name="P84">Какую задачу решал (название) </text:p>
        </text:list-item>
        <text:list-item>
          <text:p text:style-name="P84">Какой код написал </text:p>
        </text:list-item>
        <text:list-item>
          <text:p text:style-name="P62">Была ли эта попытка правильной </text:p>
        </text:list-item>
      </text:list>
      <text:p text:style-name="P33">Эта информация поможет им оценить активность студентов в разрезе домашних заданий. В этом пункте и предыдущем учитывайте только попытки решить задачу - обычное выполнение кода можно не рассматривать.</text:p>
      <text:p text:style-name="P33">Здесь можно учитывать только тех, кто по факту отправлял свой код на проверку: «бездельников» в расчет не берем.</text:p>
      <text:p text:style-name="Text_20_body"><text:span text:style-name="T14">И небольшая подсказка - задача является домашней по отношению к конкретному студенту, если она описана в таблице </text:span><text:span text:style-name="Source_20_Text"><text:span text:style-name="T14">problem_to_company</text:span></text:span><text:span text:style-name="T14"> для конкретной компании.</text:span></text:p>
      <text:p text:style-name="P23">Решение:</text:p>
      <text:p text:style-name="P59"><text:span text:style-name="T5">select</text:span></text:p>
      <text:p text:style-name="P18"><text:span text:style-name="T6"><text:s text:c="4"/></text:span><text:span text:style-name="T10">u</text:span><text:span text:style-name="T6">.</text:span><text:span text:style-name="T10">username</text:span><text:span text:style-name="T6">, <text:s text:c="2"/></text:span><text:span text:style-name="T10">u</text:span><text:span text:style-name="T6">.</text:span><text:span text:style-name="T10">email</text:span><text:span text:style-name="T6">, <text:s text:c="3"/></text:span><text:span text:style-name="T10">p</text:span><text:span text:style-name="T6">.</text:span><text:span text:style-name="T8">name</text:span><text:span text:style-name="T6">, <text:s text:c="3"/></text:span><text:span text:style-name="T10">c</text:span><text:span text:style-name="T6">.</text:span><text:span text:style-name="T10">code</text:span><text:span text:style-name="T6">, <text:s text:c="3"/></text:span><text:span text:style-name="T10">c</text:span><text:span text:style-name="T6">.</text:span><text:span text:style-name="T10">is_false</text:span></text:p>
      <text:p text:style-name="P18"><text:span text:style-name="T2">from</text:span><text:span text:style-name="T6"> </text:span><text:span text:style-name="T10">codesubmit</text:span><text:span text:style-name="T6"> </text:span><text:span text:style-name="T10">c</text:span></text:p>
      <text:p text:style-name="P18"><text:span text:style-name="T2">join</text:span><text:span text:style-name="T6"> </text:span><text:span text:style-name="T10">problem</text:span><text:span text:style-name="T6"> </text:span><text:span text:style-name="T10">p</text:span><text:span text:style-name="T6"> </text:span><text:span text:style-name="T2">on</text:span><text:span text:style-name="T6"> </text:span><text:span text:style-name="T10">c</text:span><text:span text:style-name="T6">.</text:span><text:span text:style-name="T10">problem_id</text:span><text:span text:style-name="T6"> = </text:span><text:span text:style-name="T10">p</text:span><text:span text:style-name="T6">.</text:span><text:span text:style-name="T10">id</text:span></text:p>
      <text:p text:style-name="P18"><text:span text:style-name="T2">join</text:span><text:span text:style-name="T6"> </text:span><text:span text:style-name="T10">users</text:span><text:span text:style-name="T6"> </text:span><text:span text:style-name="T10">u</text:span><text:span text:style-name="T6"> </text:span><text:span text:style-name="T2">on</text:span><text:span text:style-name="T6"> </text:span><text:span text:style-name="T10">u</text:span><text:span text:style-name="T6">.</text:span><text:span text:style-name="T10">id</text:span><text:span text:style-name="T6"> = </text:span><text:span text:style-name="T10">c</text:span><text:span text:style-name="T6">.</text:span><text:span text:style-name="T10">user_id</text:span></text:p>
      <text:p text:style-name="P18"><text:span text:style-name="T2">join</text:span><text:span text:style-name="T6"> </text:span><text:span text:style-name="T10">problem_to_company</text:span><text:span text:style-name="T6"> </text:span><text:span text:style-name="T10">ptc</text:span></text:p>
      <text:p text:style-name="P18"><text:span text:style-name="T2">on</text:span><text:span text:style-name="T6"> </text:span><text:span text:style-name="T10">u</text:span><text:span text:style-name="T6">.</text:span><text:span text:style-name="T10">company_id</text:span><text:span text:style-name="T6"> = </text:span><text:span text:style-name="T10">ptc</text:span><text:span text:style-name="T6">.</text:span><text:span text:style-name="T10">company_id</text:span><text:span text:style-name="T6"> </text:span><text:span text:style-name="T2">and</text:span><text:span text:style-name="T6"> </text:span><text:span text:style-name="T10">ptc</text:span><text:span text:style-name="T6">.</text:span><text:span text:style-name="T10">problem_id</text:span><text:span text:style-name="T6"> = </text:span><text:span text:style-name="T10">p</text:span><text:span text:style-name="T6">.</text:span><text:span text:style-name="T10">id</text:span></text:p>
      <text:p text:style-name="P59"><text:span text:style-name="T5">where</text:span><text:span text:style-name="T6"> </text:span><text:span text:style-name="T10">u</text:span><text:span text:style-name="T6">.</text:span><text:span text:style-name="T10">company_id</text:span><text:span text:style-name="T6"> = </text:span><text:span text:style-name="T33">1</text:span></text:p>
      <text:p text:style-name="P59"><text:span text:style-name="T33"/></text:p>
      <text:p text:style-name="P59"><text:span text:style-name="T33"/></text:p>
      <text:p text:style-name="P59"><text:span text:style-name="T33"/></text:p>
      <text:p text:style-name="P44"><text:span text:style-name="T23">Задача 5. </text:span><text:span text:style-name="T21">Задачи без сабмитов</text:span></text:p>
      <text:p text:style-name="P35">Нужно оценить, по каким задачам ни разу не было сабмитов. Для этого необходимо вывести 3 поля:</text:p>
      <text:list xml:id="list2682040892" text:style-name="L3">
        <text:list-item>
          <text:p text:style-name="P90">Название задачи </text:p>
        </text:list-item>
        <text:list-item>
          <text:p text:style-name="P90">URL-адрес задачи </text:p>
        </text:list-item>
        <text:list-item>
          <text:p text:style-name="P71"><text:span text:style-name="T16">Булевское поле (</text:span><text:span text:style-name="Source_20_Text"><text:span text:style-name="T16">have_submits</text:span></text:span><text:span text:style-name="T16">) </text:span></text:p>
        </text:list-item>
      </text:list>
      <text:p text:style-name="P35"/>
      <text:p text:style-name="P45"><text:soft-page-break/>Решение:</text:p>
      <text:p text:style-name="P45"/>
      <text:p text:style-name="P24"><text:span text:style-name="T26">Задача 6. </text:span>Расчет корреляции</text:p>
      <text:p text:style-name="P36">Третья просьба Алины - вам нужно посчитать корреляцию между количеством решаемых задач и количеством решаемых тестов в течение каждого дня.</text:p>
      <text:p text:style-name="P34">Другими словами, вам нужно найти:</text:p>
      <text:list xml:id="list397215110" text:style-name="L4">
        <text:list-item>
          <text:p text:style-name="P95"><text:span text:style-name="T16">Посчитать, сколько задач решалось с разбивкой по дням (</text:span><text:span text:style-name="Source_20_Text"><text:span text:style-name="T16">coderun</text:span></text:span><text:span text:style-name="T16"> + </text:span><text:span text:style-name="Source_20_Text"><text:span text:style-name="T16">codesubmit</text:span></text:span><text:span text:style-name="T16">) </text:span></text:p>
        </text:list-item>
        <text:list-item>
          <text:p text:style-name="P95"><text:span text:style-name="T16">Посчитать, сколько тестов решалось с разбивкой по дням (</text:span><text:span text:style-name="Source_20_Text"><text:span text:style-name="T16">teststart</text:span></text:span><text:span text:style-name="T16">) </text:span></text:p>
        </text:list-item>
        <text:list-item>
          <text:p text:style-name="P91">Сопоставить эти наборы данных по дате </text:p>
        </text:list-item>
        <text:list-item>
          <text:p text:style-name="P68">Посчитать корреляцию </text:p>
        </text:list-item>
      </text:list>
      <text:p text:style-name="Text_20_body"><text:span text:style-name="Strong_20_Emphasis"><text:span text:style-name="T16">Примечание:</text:span></text:span><text:span text:style-name="T16"> Если в какой-то день решали только задачи, значит решено 0 тестов. Аналогично и в другую сторону.</text:span></text:p>
      <text:p text:style-name="Text_20_body"><text:span text:style-name="T16">В результате нужно вывести 1 столбец - </text:span><text:span text:style-name="Source_20_Text"><text:span text:style-name="T16">cnt_corr</text:span></text:span><text:span text:style-name="T16"> с рассчитанной корреляцией. Ответ округлите до 2 знака после запятой.</text:span></text:p>
      <text:p text:style-name="P45">Решение:</text:p>
      <text:p text:style-name="P45"/>
      <text:p text:style-name="P25"><text:span text:style-name="T28">Задача 7. </text:span>Расчет MAU</text:p>
      <text:p text:style-name="P37">Есть набор стандартных метрик, которые нужно знать про свой бизнес вне зависимости от того, какие услуги вы оказываете или какая у вас модель монетизации. К таким метрикам относятся, например, золотая тройка:</text:p>
      <text:list xml:id="list1269940850" text:style-name="L5">
        <text:list-item>
          <text:p text:style-name="P96"><text:span text:style-name="Source_20_Text"><text:span text:style-name="T16">DAU</text:span></text:span><text:span text:style-name="T16"> </text:span></text:p>
        </text:list-item>
        <text:list-item>
          <text:p text:style-name="P96"><text:span text:style-name="Source_20_Text"><text:span text:style-name="T16">WAU</text:span></text:span><text:span text:style-name="T16"> </text:span></text:p>
        </text:list-item>
        <text:list-item>
          <text:p text:style-name="P72"><text:span text:style-name="Source_20_Text"><text:span text:style-name="T16">MAU</text:span></text:span><text:span text:style-name="T16"> </text:span></text:p>
        </text:list-item>
      </text:list>
      <text:p text:style-name="Text_20_body"><text:span text:style-name="T16">Сейчас перед вами стоит задача - написать запрос для расчета </text:span><text:span text:style-name="Source_20_Text"><text:span text:style-name="T16">MAU</text:span></text:span><text:span text:style-name="T16"> на основании заходов пользователей на платформу (</text:span><text:span text:style-name="Source_20_Text"><text:span text:style-name="T16">UserEntry</text:span></text:span><text:span text:style-name="T16">).</text:span></text:p>
      <text:p text:style-name="P34">Однако, не забудьте несколько важных моментов:</text:p>
      <text:list xml:id="list3671640307" text:style-name="L6">
        <text:list-item>
          <text:p text:style-name="P92">В результате вы должны получить лишь 1 число, а не таблицу. </text:p>
        </text:list-item>
        <text:list-item>
          <text:p text:style-name="P92">Если вы будете просто группировать по месяцам, то текущий месяц может испортить статистику, т.к. он неполный (если сегодня не последнее число месяца). </text:p>
        </text:list-item>
        <text:list-item>
          <text:p text:style-name="P97"><text:span text:style-name="Source_20_Text"><text:span text:style-name="T16">MAU != 4*WAU</text:span></text:span><text:span text:style-name="T16"> </text:span></text:p>
        </text:list-item>
        <text:list-item>
          <text:p text:style-name="P73"><text:span text:style-name="Source_20_Text"><text:span text:style-name="T16">MAU != 30*DAU</text:span></text:span><text:span text:style-name="T16"> </text:span></text:p>
        </text:list-item>
      </text:list>
      <text:p text:style-name="P34">Поэтому при расчетах давайте руководствоваться следующим соглашением:</text:p>
      <text:p text:style-name="P8">Учитываем только месяцы, в которые были заходы на платформу в течение 25 или более дней (не обязательно подряд).</text:p>
      <text:h text:style-name="P2" text:outline-level="2">Столбцы в результате</text:h>
      <text:p text:style-name="Text_20_body"><text:span text:style-name="T16">В результате нужно вывести один столбец - </text:span><text:span text:style-name="Source_20_Text"><text:span text:style-name="T16">mau</text:span></text:span><text:span text:style-name="T16">: посчитанная метрика, округленная до целого по правилам математики.</text:span></text:p>
      <text:p text:style-name="P46"><text:soft-page-break/>Решение:</text:p>
      <text:p text:style-name="P46"/>
      <text:p text:style-name="P26"><text:span text:style-name="T29">Задача 8. </text:span>Дни с момента активности</text:p>
      <text:p text:style-name="P38">Давайте посмотрим - сколько дней от момента регистрации каждого пользователя прошло до каждой его активности:</text:p>
      <text:list xml:id="list1384179391" text:style-name="L7">
        <text:list-item>
          <text:p text:style-name="P93">Отправка кода на проверку </text:p>
        </text:list-item>
        <text:list-item>
          <text:p text:style-name="P93">Выполнение кода </text:p>
        </text:list-item>
        <text:list-item>
          <text:p text:style-name="P69">Старт прохождения теста </text:p>
        </text:list-item>
      </text:list>
      <text:p text:style-name="Text_20_body"><text:span text:style-name="T16">Учитываем вообще любую такую активность - причем все одним запросом. Только давайте смотреть для тех ребят, у которых </text:span><text:span text:style-name="Source_20_Text"><text:span text:style-name="T16">id</text:span></text:span><text:span text:style-name="T16"> больше 94 - остальные не нужны (это мертвые души). Нужно вывести 5 столбцов:</text:span></text:p>
      <text:list xml:id="list171544227" text:style-name="L8">
        <text:list-item>
          <text:p text:style-name="P94">Почту пользователя </text:p>
        </text:list-item>
        <text:list-item>
          <text:p text:style-name="P94">Логин пользователя </text:p>
        </text:list-item>
        <text:list-item>
          <text:p text:style-name="P94">Дату активности </text:p>
        </text:list-item>
        <text:list-item>
          <text:p text:style-name="P98"><text:span text:style-name="T16">Тип активности (</text:span><text:span text:style-name="Source_20_Text"><text:span text:style-name="T16">submit, run, test</text:span></text:span><text:span text:style-name="T16">) </text:span></text:p>
        </text:list-item>
        <text:list-item>
          <text:p text:style-name="P70">Количество дней с момента регистрации </text:p>
        </text:list-item>
      </text:list>
      <text:p text:style-name="P34">Время при расчете отбрасывайте.</text:p>
      <text:p text:style-name="P34">Дальше эта история вам пригодится в расчете ретеншена - причем не обычного, а основанного на реальной активности пользователя (ведь человек мог просто зайти и ничего не делать).</text:p>
      <text:p text:style-name="P47">Решение:</text:p>
      <text:p text:style-name="P47"/>
      <text:p text:style-name="P27"><text:span text:style-name="T30">Задача 9. </text:span>Расчет n-day retention</text:p>
      <text:p text:style-name="P48"><text:span text:style-name="T17">В рамках исследования с целью смены модели монетизации на платформе </text:span><text:a xlink:type="simple" xlink:href="https://simulative.itresume.ru/problems/itresume.ru" office:target-frame-name="_blank" xlink:show="new" text:style-name="Internet_20_link" text:visited-style-name="Visited_20_Internet_20_Link"><text:span text:style-name="Strong_20_Emphasis"><text:span text:style-name="T17">IT Resume</text:span></text:span></text:a><text:span text:style-name="T17"> нам очень интересно посчитать метрику - классический </text:span><text:span text:style-name="Source_20_Text"><text:span text:style-name="T17">n-day retention</text:span></text:span><text:span text:style-name="T17">. Это поможет нам лучше понять активность пользователей и ответить на многие вопросы. Например:</text:span></text:p>
      <text:list xml:id="list1030664408" text:style-name="L9">
        <text:list-item>
          <text:p text:style-name="P85"><text:span text:style-name="T25">Нужно ли вводить бесплатный период или пользователи в целом довольно быстро уходят</text:span> с платформы? </text:p>
        </text:list-item>
        <text:list-item>
          <text:p text:style-name="P85">Какое сейчас значение ретеншен и насколько сильно нам его нужно повышать, чтобы хотя бы несколько месяцев получать деньги за подписку? </text:p>
        </text:list-item>
        <text:list-item>
          <text:p text:style-name="P63">На какой день основная масса людей отваливается? </text:p>
        </text:list-item>
      </text:list>
      <text:p text:style-name="Text_20_body"><text:span text:style-name="T14">Нас интересуют конкретные N-дни (по сути, это самые распространенные отсечки времени на практике): </text:span><text:span text:style-name="Source_20_Text"><text:span text:style-name="T14">0</text:span></text:span><text:span text:style-name="T14">, </text:span><text:span text:style-name="Source_20_Text"><text:span text:style-name="T14">1</text:span></text:span><text:span text:style-name="T14">, </text:span><text:span text:style-name="Source_20_Text"><text:span text:style-name="T14">3</text:span></text:span><text:span text:style-name="T14">, </text:span><text:span text:style-name="Source_20_Text"><text:span text:style-name="T14">7</text:span></text:span><text:span text:style-name="T14">, </text:span><text:span text:style-name="Source_20_Text"><text:span text:style-name="T14">14</text:span></text:span><text:span text:style-name="T14">, </text:span><text:span text:style-name="Source_20_Text"><text:span text:style-name="T14">30</text:span></text:span><text:span text:style-name="T14">, </text:span><text:span text:style-name="Source_20_Text"><text:span text:style-name="T14">60</text:span></text:span><text:span text:style-name="T14"> и </text:span><text:span text:style-name="Source_20_Text"><text:span text:style-name="T14">90</text:span></text:span><text:span text:style-name="T14"> дня. У нас не так много данных, поэтому ограничимся кварталом 😄</text:span></text:p>
      <text:p text:style-name="Text_20_body"><text:span text:style-name="Strong_20_Emphasis"><text:span text:style-name="T14">Важный момент:</text:span></text:span><text:span text:style-name="T14"> Пользователей давайте разобьем по когортам - так намного показательней. В качестве признака когорты будем использовать месяц регистрации пользователя.</text:span></text:p>
      <text:p text:style-name="P33">На выходе вы должны получить таблицу следующего вида (это просто форма, значения не точные):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header-rows>
          <table:table-row table:style-name="TableLine94006341729408">
            <table:table-cell table:style-name="Table1.A1" office:value-type="string">
              <text:p text:style-name="P20">cohort</text:p>
            </table:table-cell>
            <table:table-cell table:style-name="Table1.A1" office:value-type="string">
              <text:p text:style-name="P20">0 (%)</text:p>
            </table:table-cell>
            <table:table-cell table:style-name="Table1.A1" office:value-type="string">
              <text:p text:style-name="P20">1 (%)</text:p>
            </table:table-cell>
            <table:table-cell table:style-name="Table1.A1" office:value-type="string">
              <text:p text:style-name="P20">3 (%)</text:p>
            </table:table-cell>
            <table:table-cell table:style-name="Table1.A1" office:value-type="string">
              <text:p text:style-name="P20">…</text:p>
            </table:table-cell>
            <table:table-cell table:style-name="Table1.A1" office:value-type="string">
              <text:p text:style-name="P20">90 (%)</text:p>
            </table:table-cell>
          </table:table-row>
        </table:table-header-rows>
        <table:table-row table:style-name="TableLine94006341813040">
          <table:table-cell table:style-name="Table1.A1" office:value-type="string">
            <text:p text:style-name="P19">2022-01</text:p>
          </table:table-cell>
          <table:table-cell table:style-name="Table1.A1" office:value-type="string">
            <text:p text:style-name="P19">100</text:p>
          </table:table-cell>
          <table:table-cell table:style-name="Table1.A1" office:value-type="string">
            <text:p text:style-name="P19">90</text:p>
          </table:table-cell>
          <table:table-cell table:style-name="Table1.A1" office:value-type="string">
            <text:p text:style-name="P19">…</text:p>
          </table:table-cell>
          <table:table-cell table:style-name="Table1.A1" office:value-type="string">
            <text:p text:style-name="P19">…</text:p>
          </table:table-cell>
          <table:table-cell table:style-name="Table1.A1" office:value-type="string">
            <text:p text:style-name="P19">…</text:p>
          </table:table-cell>
        </table:table-row>
        <table:table-row table:style-name="TableLine94006341813840">
          <table:table-cell table:style-name="Table1.A1" office:value-type="string">
            <text:p text:style-name="P19">2022-02</text:p>
          </table:table-cell>
          <table:table-cell table:style-name="Table1.A1" office:value-type="string">
            <text:p text:style-name="P19">100</text:p>
          </table:table-cell>
          <table:table-cell table:style-name="Table1.A1" office:value-type="string">
            <text:p text:style-name="P19">90</text:p>
          </table:table-cell>
          <table:table-cell table:style-name="Table1.A1" office:value-type="string">
            <text:p text:style-name="P19">…</text:p>
          </table:table-cell>
          <table:table-cell table:style-name="Table1.A1" office:value-type="string">
            <text:p text:style-name="P19">…</text:p>
          </table:table-cell>
          <table:table-cell table:style-name="Table1.A1" office:value-type="string">
            <text:p text:style-name="P19">…</text:p>
          </table:table-cell>
        </table:table-row>
        <table:table-row table:style-name="TableLine94006341814928">
          <table:table-cell table:style-name="Table1.A1" office:value-type="string">
            <text:p text:style-name="P19">2022-03</text:p>
          </table:table-cell>
          <table:table-cell table:style-name="Table1.A1" office:value-type="string">
            <text:p text:style-name="P19">100</text:p>
          </table:table-cell>
          <table:table-cell table:style-name="Table1.A1" office:value-type="string">
            <text:p text:style-name="P19">90</text:p>
          </table:table-cell>
          <table:table-cell table:style-name="Table1.A1" office:value-type="string">
            <text:p text:style-name="P19">…</text:p>
          </table:table-cell>
          <table:table-cell table:style-name="Table1.A1" office:value-type="string">
            <text:p text:style-name="P19">…</text:p>
          </table:table-cell>
          <table:table-cell table:style-name="Table1.A1" office:value-type="string">
            <text:p text:style-name="P19">…</text:p>
          </table:table-cell>
        </table:table-row>
      </table:table>
      <text:p text:style-name="Text_20_body"><text:soft-page-break/><text:span text:style-name="Strong_20_Emphasis"><text:span text:style-name="T14">Важный момент:</text:span></text:span><text:span text:style-name="T14"> В ячейках таблицы здесь стоит отношение количества людей, которые пришли в день </text:span><text:span text:style-name="Source_20_Text"><text:span text:style-name="T14">N</text:span></text:span><text:span text:style-name="T14"> и в день </text:span><text:span text:style-name="Source_20_Text"><text:span text:style-name="T14">0</text:span></text:span><text:span text:style-name="T14">.</text:span></text:p>
      <text:p text:style-name="Quotations"><text:span text:style-name="T14">Стоит отметить, что в случае платформы IT Resume метрика </text:span><text:span text:style-name="Source_20_Text"><text:span text:style-name="T14">n-day retention</text:span></text:span><text:span text:style-name="T14"> - не самая показательная.</text:span></text:p>
      <text:p text:style-name="P9">Все просто - человек мог не прийти на 5 день после регистрации, но мог прийти на 6 или на 8. И это не значат, что мы его потеряли 🙂</text:p>
      <text:p text:style-name="Quotations"><text:span text:style-name="T14">Поэтому в нашем случае намного лучше считать </text:span><text:span text:style-name="Source_20_Text"><text:span text:style-name="T14">rolling retention</text:span></text:span><text:span text:style-name="T14">, но этим мы займемся дальше 😉</text:span></text:p>
      <text:h text:style-name="P3" text:outline-level="2">Столбцы в результате</text:h>
      <text:list xml:id="list6221832" text:style-name="L10">
        <text:list-item>
          <text:p text:style-name="P99"><text:span text:style-name="Source_20_Text"><text:span text:style-name="T14">cohort</text:span></text:span><text:span text:style-name="T14"> - столбец с когортами (год - месяц) </text:span></text:p>
        </text:list-item>
        <text:list-item>
          <text:p text:style-name="P74"><text:span text:style-name="Source_20_Text"><text:span text:style-name="T14">N (%)</text:span></text:span><text:span text:style-name="T14"> - </text:span><text:span text:style-name="Source_20_Text"><text:span text:style-name="T14">n-day</text:span></text:span><text:span text:style-name="T14">, где </text:span><text:span text:style-name="Source_20_Text"><text:span text:style-name="T14">N</text:span></text:span><text:span text:style-name="T14"> - конкретное число </text:span></text:p>
        </text:list-item>
      </text:list>
      <text:p text:style-name="P33">Значения в таблице округлите до 2 знака после запятой.</text:p>
      <text:h text:style-name="P4" text:outline-level="2">Сортировка</text:h>
      <text:p text:style-name="P33">Столбцы в результате остортируйте по возрастанию когорт.</text:p>
      <text:h text:style-name="P5" text:outline-level="2">Обратите внимание</text:h>
      <text:p text:style-name="P33">Продублируем важные моменты, о которых мы писали в Главе. Они вам пригодятся при решении задачи.</text:p>
      <text:list xml:id="list2242531513" text:style-name="L11">
        <text:list-item>
          <text:p text:style-name="P100"><text:span text:style-name="T14">Заходы пользователя на платформу смотрим в таблице </text:span><text:span text:style-name="Source_20_Text"><text:span text:style-name="T14">UserEntry</text:span></text:span><text:span text:style-name="T14">. </text:span></text:p>
        </text:list-item>
        <text:list-item>
          <text:p text:style-name="P100"><text:span text:style-name="T14">Когорты при расчете </text:span><text:span text:style-name="Source_20_Text"><text:span text:style-name="T14">retention</text:span></text:span><text:span text:style-name="T14"> формируем по месяцам регистрации пользователей и только начиная с 2022 года. </text:span></text:p>
        </text:list-item>
        <text:list-item>
          <text:p text:style-name="P75"><text:span text:style-name="T14">При расчетах опирайтесь на реальные дни - 24 часа. Если я зарегистрировался сегодня в </text:span><text:span text:style-name="Source_20_Text"><text:span text:style-name="T14">23:59</text:span></text:span><text:span text:style-name="T14">, то не нужно считать, что через 1 минуту уже пошел </text:span><text:span text:style-name="Source_20_Text"><text:span text:style-name="T14">1</text:span></text:span><text:span text:style-name="T14"> день. Первый день начнется завтра в </text:span><text:span text:style-name="Source_20_Text"><text:span text:style-name="T14">23:59</text:span></text:span><text:span text:style-name="T14">. Это правильней. </text:span></text:p>
        </text:list-item>
      </text:list>
      <text:p text:style-name="P48"/>
      <text:p text:style-name="P45"/>
      <text:p text:style-name="P51"><text:span text:style-name="T24">Задача 10. </text:span><text:span text:style-name="T21">Исправить ошибку</text:span></text:p>
      <text:p text:style-name="P39">И последнее, что Алина попросила сделать в этот раз - найти и исправить все ошибки в ее запросе. Он не работает, а даже если она поправляет ошибки, он все равно дает неправильный результат.</text:p>
      <text:p text:style-name="P34">Задача у нее такая - посчитать количество правильно решенных задач каждым студентом.</text:p>
      <text:p text:style-name="P34">Вот код, который написала Алина. Не судите строго - она только начинает свой путь 😇</text:p>
      <text:p text:style-name="Preformatted_20_Text"><text:span text:style-name="Source_20_Text"><text:span text:style-name="T16">select</text:span></text:span></text:p>
      <text:p text:style-name="Preformatted_20_Text"><text:span text:style-name="Source_20_Text"><text:span text:style-name="T16"><text:s text:c="4"/>user_id,</text:span></text:span></text:p>
      <text:p text:style-name="Preformatted_20_Text"><text:span text:style-name="Source_20_Text"><text:span text:style-name="T16"><text:s text:c="4"/>sum(case when is_false = 1 then 1 else 0) as cnt</text:span></text:span></text:p>
      <text:p text:style-name="Preformatted_20_Text"><text:span text:style-name="Source_20_Text"><text:span text:style-name="T16">from codesubmit c</text:span></text:span></text:p>
      <text:p text:style-name="P7"><text:span text:style-name="Source_20_Text"><text:span text:style-name="T16">group by user_id</text:span></text:span></text:p>
      <text:p text:style-name="P34">В результате вы должны исправить этот запрос так, чтобы он заработал корректно.</text:p>
      <text:p text:style-name="P49"><text:soft-page-break/>Решение:</text:p>
      <text:p text:style-name="P49"/>
      <text:p text:style-name="P28"><text:span text:style-name="T31">Задача 11. </text:span>Отфильтрованные по компании юзеры</text:p>
      <text:p text:style-name="P40">Напишите запрос, в котором будет выводиться 2 поля:</text:p>
      <text:list xml:id="list727190889" text:style-name="L12">
        <text:list-item>
          <text:p text:style-name="P101"><text:span text:style-name="T16">логин пользователя (</text:span><text:span text:style-name="Source_20_Text"><text:span text:style-name="T16">username</text:span></text:span><text:span text:style-name="T16">) </text:span></text:p>
        </text:list-item>
        <text:list-item>
          <text:p text:style-name="P76"><text:span text:style-name="T16">дата его регистрации в формате </text:span><text:span text:style-name="Source_20_Text"><text:span text:style-name="T16">25.12.2020</text:span></text:span><text:span text:style-name="T16"> (</text:span><text:span text:style-name="Source_20_Text"><text:span text:style-name="T16">date_joined</text:span></text:span><text:span text:style-name="T16">) </text:span></text:p>
        </text:list-item>
      </text:list>
      <text:p text:style-name="Text_20_body"><text:span text:style-name="T16">Но это только для тех пользователей, у которых компания не равна </text:span><text:span text:style-name="Source_20_Text"><text:span text:style-name="T16">2</text:span></text:span><text:span text:style-name="T16">.</text:span></text:p>
      <text:p text:style-name="P50">Решение:</text:p>
      <text:p text:style-name="P50"/>
      <text:p text:style-name="P52"><text:span text:style-name="T27">Задача 12. </text:span>Распределение числа решенных задач и тестов</text:p>
      <text:p text:style-name="P50"><text:span text:style-name="T17">У нас есть гипотеза по поводу введения подписки на платформе </text:span><text:a xlink:type="simple" xlink:href="https://simulative.itresume.ru/problems/itresume.ru" office:target-frame-name="_blank" xlink:show="new" text:style-name="Internet_20_link" text:visited-style-name="Visited_20_Internet_20_Link"><text:span text:style-name="Strong_20_Emphasis"><text:span text:style-name="T18">IT Resume</text:span></text:span></text:a><text:span text:style-name="T18">:</text:span></text:p>
      <text:p text:style-name="P9">А что если ограничивать количество задач и тестов, которые доступны пользователям бесплатно?</text:p>
      <text:p text:style-name="P9">Грубо говоря - решил 5 задач, и все, остальное по подписке.</text:p>
      <text:p text:style-name="P33">Чтобы принять такое решение, нам нужно понимать - а сколько вообще в среднем задач и тестов решают/проходят наши пользователи.</text:p>
      <text:p text:style-name="P33">Соответственно, ваша задача посчитать:</text:p>
      <text:list xml:id="list3583935857" text:style-name="L13">
        <text:list-item>
          <text:p text:style-name="P86">сколько в среднем задач решает один пользователь (пусть даже неправильно, но хотя бы делает попытку) </text:p>
        </text:list-item>
        <text:list-item>
          <text:p text:style-name="P64">сколько в среднем тестов начинает проходить один пользователь (пусть даже не заканчивает) </text:p>
        </text:list-item>
      </text:list>
      <text:p text:style-name="P9">Но все мы знаем анекдот про «среднюю температуру по больнице» и «среднюю зарплату». Так и здесь.</text:p>
      <text:p text:style-name="P9">В аналитике очень рекомендуется также оценивать медиану. Если медиана и среднее значение примерно совпадают - значит все хорошо, перекосов нет. А если возникают сильные отличия, значит какие-то пользователи сильно много/мало решают задач и сбивают статистику (сильно отклоняются от большей массы других пользователей), а медиана это нивелирует.</text:p>
      <text:p text:style-name="P33">Поэтому дополнительно давате посчитаем то же самое, но с точки зрения медианы:</text:p>
      <text:list xml:id="list4194428322" text:style-name="L14">
        <text:list-item>
          <text:p text:style-name="P87">медианное значение решаемых задач </text:p>
        </text:list-item>
        <text:list-item>
          <text:p text:style-name="P65">медианное значение проходимых тестов </text:p>
        </text:list-item>
      </text:list>
      <text:p text:style-name="Text_20_body"><text:span text:style-name="Strong_20_Emphasis"><text:span text:style-name="T14">Важный момент:</text:span></text:span><text:span text:style-name="T14"> Это все должно быть посчитано одним запросом.</text:span></text:p>
      <text:h text:style-name="P3" text:outline-level="2">Столбцы в результате</text:h>
      <text:list xml:id="list1348653757" text:style-name="L15">
        <text:list-item>
          <text:p text:style-name="P102"><text:span text:style-name="Source_20_Text"><text:span text:style-name="T14">problems_avg</text:span></text:span><text:span text:style-name="T14"> - среднее число решаемых задач </text:span></text:p>
        </text:list-item>
        <text:list-item>
          <text:p text:style-name="P102"><text:span text:style-name="Source_20_Text"><text:span text:style-name="T14">tests_avg</text:span></text:span><text:span text:style-name="T14"> - среднее число проходимых тестов </text:span></text:p>
        </text:list-item>
        <text:list-item>
          <text:p text:style-name="P102"><text:span text:style-name="Source_20_Text"><text:span text:style-name="T14">problems_median</text:span></text:span><text:span text:style-name="T14"> - медианное число решаемых задач </text:span></text:p>
        </text:list-item>
        <text:list-item>
          <text:p text:style-name="P77"><text:span text:style-name="Source_20_Text"><text:span text:style-name="T14">tests_median</text:span></text:span><text:span text:style-name="T14"> - медианное число проходимых тестов </text:span></text:p>
        </text:list-item>
      </text:list>
      <text:p text:style-name="P33"><text:soft-page-break/>Средние значения округлите до 2 знака после запятой.</text:p>
      <text:h text:style-name="P3" text:outline-level="2">Обратите внимание</text:h>
      <text:p text:style-name="P33">Продублируем важные моменты, о которых мы писали в Главе. Они вам пригодятся при решении задачи.</text:p>
      <text:list xml:id="list2117609746" text:style-name="L16">
        <text:list-item>
          <text:p text:style-name="P103"><text:span text:style-name="T14">Когда пользователь начинает тест, данные попадают в </text:span><text:span text:style-name="Source_20_Text"><text:span text:style-name="T14">TestStart</text:span></text:span><text:span text:style-name="T14">. </text:span></text:p>
        </text:list-item>
        <text:list-item>
          <text:p text:style-name="P103"><text:span text:style-name="T14">Когда пользователь отправляет код на проверку, данные попадают в </text:span><text:span text:style-name="Source_20_Text"><text:span text:style-name="T14">CodeSubmit</text:span></text:span><text:span text:style-name="T14">. </text:span></text:p>
        </text:list-item>
        <text:list-item>
          <text:p text:style-name="P78"><text:span text:style-name="T14">Когда пользователь отправляет код на выполнение, данные попадают в </text:span><text:span text:style-name="Source_20_Text"><text:span text:style-name="T14">CodeRun</text:span></text:span><text:span text:style-name="T14">. </text:span></text:p>
        </text:list-item>
      </text:list>
      <text:p text:style-name="P50"/>
      <text:p text:style-name="P29"><text:span text:style-name="T32">Задача 13. </text:span>Расчет rolling retention</text:p>
      <text:p text:style-name="P50"><text:span text:style-name="T17">Как мы обсудили в прошлой задаче, когда считали </text:span><text:span text:style-name="Source_20_Text"><text:span text:style-name="T17">N-day retention</text:span></text:span><text:span text:style-name="T17"> - метрика </text:span><text:span text:style-name="Source_20_Text"><text:span text:style-name="T17">rolling retention</text:span></text:span><text:span text:style-name="T17"> для нас намного более показательная. Человек мог зайти на платформу спустя 20 дней после регистрации, но не прийти в 7:</text:span></text:p>
      <text:list xml:id="list952289470" text:style-name="L17">
        <text:list-item>
          <text:p text:style-name="P104"><text:span text:style-name="Source_20_Text"><text:span text:style-name="T14">n-day retention</text:span></text:span><text:span text:style-name="T14"> 7 дня покажет, что мы потеряли человека </text:span></text:p>
        </text:list-item>
        <text:list-item>
          <text:p text:style-name="P79"><text:span text:style-name="Source_20_Text"><text:span text:style-name="T14">rolling retention</text:span></text:span><text:span text:style-name="T14"> 7 дня покажет, что человек все еще с нами, потому что эта метрика учитывает текущий день и все последующие дни </text:span></text:p>
        </text:list-item>
      </text:list>
      <text:p text:style-name="Text_20_body"><text:span text:style-name="T14">Нас снова интересуют конкретные N-дни: </text:span><text:span text:style-name="Source_20_Text"><text:span text:style-name="T14">0</text:span></text:span><text:span text:style-name="T14">, </text:span><text:span text:style-name="Source_20_Text"><text:span text:style-name="T14">1</text:span></text:span><text:span text:style-name="T14">, </text:span><text:span text:style-name="Source_20_Text"><text:span text:style-name="T14">3</text:span></text:span><text:span text:style-name="T14">, </text:span><text:span text:style-name="Source_20_Text"><text:span text:style-name="T14">7</text:span></text:span><text:span text:style-name="T14">, </text:span><text:span text:style-name="Source_20_Text"><text:span text:style-name="T14">14</text:span></text:span><text:span text:style-name="T14">, </text:span><text:span text:style-name="Source_20_Text"><text:span text:style-name="T14">30</text:span></text:span><text:span text:style-name="T14">, </text:span><text:span text:style-name="Source_20_Text"><text:span text:style-name="T14">60</text:span></text:span><text:span text:style-name="T14"> и </text:span><text:span text:style-name="Source_20_Text"><text:span text:style-name="T14">90</text:span></text:span><text:span text:style-name="T14"> дня.</text:span></text:p>
      <text:p text:style-name="Text_20_body"><text:span text:style-name="Strong_20_Emphasis"><text:span text:style-name="T14">Важный момент:</text:span></text:span><text:span text:style-name="T14"> Пользователей опять разбиваем по когортам - так намного показательней. В качестве признака когорты будем использовать месяц регистрации пользователя.</text:span></text:p>
      <text:p text:style-name="P33">На выходе вы должны получить таблицу следующего вида (это просто форма, значения не точные):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F"/>
        <table:table-header-rows>
          <table:table-row table:style-name="TableLine94006341827040">
            <table:table-cell table:style-name="Table2.A1" office:value-type="string">
              <text:p text:style-name="P20">cohort</text:p>
            </table:table-cell>
            <table:table-cell table:style-name="Table2.A1" office:value-type="string">
              <text:p text:style-name="P20">0 (%)</text:p>
            </table:table-cell>
            <table:table-cell table:style-name="Table2.A1" office:value-type="string">
              <text:p text:style-name="P20">1 (%)</text:p>
            </table:table-cell>
            <table:table-cell table:style-name="Table2.A1" office:value-type="string">
              <text:p text:style-name="P20">3 (%)</text:p>
            </table:table-cell>
            <table:table-cell table:style-name="Table2.A1" office:value-type="string">
              <text:p text:style-name="P20">…</text:p>
            </table:table-cell>
            <table:table-cell table:style-name="Table2.A1" office:value-type="string">
              <text:p text:style-name="P20">90 (%)</text:p>
            </table:table-cell>
          </table:table-row>
        </table:table-header-rows>
        <table:table-row table:style-name="TableLine94006341976352">
          <table:table-cell table:style-name="Table2.A1" office:value-type="string">
            <text:p text:style-name="P19">2022-01</text:p>
          </table:table-cell>
          <table:table-cell table:style-name="Table2.A1" office:value-type="string">
            <text:p text:style-name="P19">100</text:p>
          </table:table-cell>
          <table:table-cell table:style-name="Table2.A1" office:value-type="string">
            <text:p text:style-name="P19">90</text:p>
          </table:table-cell>
          <table:table-cell table:style-name="Table2.A1" office:value-type="string">
            <text:p text:style-name="P19">…</text:p>
          </table:table-cell>
          <table:table-cell table:style-name="Table2.A1" office:value-type="string">
            <text:p text:style-name="P19">…</text:p>
          </table:table-cell>
          <table:table-cell table:style-name="Table2.A1" office:value-type="string">
            <text:p text:style-name="P19">…</text:p>
          </table:table-cell>
        </table:table-row>
        <table:table-row table:style-name="TableLine94006341977376">
          <table:table-cell table:style-name="Table2.A1" office:value-type="string">
            <text:p text:style-name="P19">2022-02</text:p>
          </table:table-cell>
          <table:table-cell table:style-name="Table2.A1" office:value-type="string">
            <text:p text:style-name="P19">100</text:p>
          </table:table-cell>
          <table:table-cell table:style-name="Table2.A1" office:value-type="string">
            <text:p text:style-name="P19">90</text:p>
          </table:table-cell>
          <table:table-cell table:style-name="Table2.A1" office:value-type="string">
            <text:p text:style-name="P19">…</text:p>
          </table:table-cell>
          <table:table-cell table:style-name="Table2.A1" office:value-type="string">
            <text:p text:style-name="P19">…</text:p>
          </table:table-cell>
          <table:table-cell table:style-name="Table2.A1" office:value-type="string">
            <text:p text:style-name="P19">…</text:p>
          </table:table-cell>
        </table:table-row>
        <table:table-row table:style-name="TableLine94006341978816">
          <table:table-cell table:style-name="Table2.A1" office:value-type="string">
            <text:p text:style-name="P19">2022-03</text:p>
          </table:table-cell>
          <table:table-cell table:style-name="Table2.A1" office:value-type="string">
            <text:p text:style-name="P19">100</text:p>
          </table:table-cell>
          <table:table-cell table:style-name="Table2.A1" office:value-type="string">
            <text:p text:style-name="P19">90</text:p>
          </table:table-cell>
          <table:table-cell table:style-name="Table2.A1" office:value-type="string">
            <text:p text:style-name="P19">…</text:p>
          </table:table-cell>
          <table:table-cell table:style-name="Table2.A1" office:value-type="string">
            <text:p text:style-name="P19">…</text:p>
          </table:table-cell>
          <table:table-cell table:style-name="Table2.A1" office:value-type="string">
            <text:p text:style-name="P19">…</text:p>
          </table:table-cell>
        </table:table-row>
      </table:table>
      <text:p text:style-name="Text_20_body"><text:span text:style-name="Strong_20_Emphasis"><text:span text:style-name="T14">Важный момент:</text:span></text:span><text:span text:style-name="T14"> В ячейках таблицы здесь стоит отношение количества людей, которые пришли в день </text:span><text:span text:style-name="Source_20_Text"><text:span text:style-name="T14">N</text:span></text:span><text:span text:style-name="T14"> (или любой последующий) и в день </text:span><text:span text:style-name="Source_20_Text"><text:span text:style-name="T14">0</text:span></text:span><text:span text:style-name="T14"> (или любой последующий).</text:span></text:p>
      <text:p text:style-name="Quotations"><text:span text:style-name="T14">Когда будете считать </text:span><text:span text:style-name="Source_20_Text"><text:span text:style-name="T14">rolling retention</text:span></text:span><text:span text:style-name="T14"> - сравните результаты с </text:span><text:span text:style-name="Source_20_Text"><text:span text:style-name="T14">n-day retention</text:span></text:span><text:span text:style-name="T14">.</text:span></text:p>
      <text:p text:style-name="P9">Видите, как сильно отличаются значения?</text:p>
      <text:h text:style-name="P3" text:outline-level="2">Столбцы в результате</text:h>
      <text:list xml:id="list1587975819" text:style-name="L18">
        <text:list-item>
          <text:p text:style-name="P105"><text:span text:style-name="Source_20_Text"><text:span text:style-name="T14">cohort</text:span></text:span><text:span text:style-name="T14"> - столбец с когортами (год - месяц) </text:span></text:p>
        </text:list-item>
        <text:list-item>
          <text:p text:style-name="P80"><text:span text:style-name="Source_20_Text"><text:span text:style-name="T14">N (%)</text:span></text:span><text:span text:style-name="T14"> - </text:span><text:span text:style-name="Source_20_Text"><text:span text:style-name="T14">n-day</text:span></text:span><text:span text:style-name="T14">, где </text:span><text:span text:style-name="Source_20_Text"><text:span text:style-name="T14">N</text:span></text:span><text:span text:style-name="T14"> - конкретное число </text:span></text:p>
        </text:list-item>
      </text:list>
      <text:p text:style-name="P33">Значения в таблице округлите до 2 знака после запятой.</text:p>
      <text:h text:style-name="P3" text:outline-level="2">Сортировка</text:h>
      <text:p text:style-name="P33">Столбцы в результате остортируйте по возрастанию когорт.</text:p>
      <text:h text:style-name="P3" text:outline-level="2">Обратите внимание</text:h>
      <text:p text:style-name="P33">Продублируем важные моменты, о которых мы писали в Главе. Они вам пригодятся при решении задачи.</text:p>
      <text:list xml:id="list997003480" text:style-name="L19">
        <text:list-item>
          <text:p text:style-name="P106"><text:soft-page-break/><text:span text:style-name="T14">Заходы пользователя на платформу смотрим в таблице </text:span><text:span text:style-name="Source_20_Text"><text:span text:style-name="T14">UserEntry</text:span></text:span><text:span text:style-name="T14">. </text:span></text:p>
        </text:list-item>
        <text:list-item>
          <text:p text:style-name="P106"><text:span text:style-name="T14">Когорты при расчете </text:span><text:span text:style-name="Source_20_Text"><text:span text:style-name="T14">retention</text:span></text:span><text:span text:style-name="T14"> формируем по месяцам регистрации пользователей и только начиная с 2022 года. </text:span></text:p>
        </text:list-item>
        <text:list-item>
          <text:p text:style-name="P106"><text:span text:style-name="T14">Для некоторых пользователей в таблице </text:span><text:span text:style-name="Source_20_Text"><text:span text:style-name="T14">UserEntry</text:span></text:span><text:span text:style-name="T14"> нет данных об их входе в самый первый день. Поэтому при расчете ретеншена </text:span><text:span text:style-name="Source_20_Text"><text:span text:style-name="T14">0</text:span></text:span><text:span text:style-name="T14"> дня учитывайте пользователей, которые заходили в </text:span><text:span text:style-name="Source_20_Text"><text:span text:style-name="T14">0</text:span></text:span><text:span text:style-name="T14"> день или любой последующий. </text:span></text:p>
          <text:list>
            <text:list-item>
              <text:p text:style-name="P81"><text:span text:style-name="T14">При расчетах опирайтесь на реальные дни - 24 часа. Если я зарегистрировался сегодня в </text:span><text:span text:style-name="Source_20_Text"><text:span text:style-name="T14">23:59</text:span></text:span><text:span text:style-name="T14">, то не нужно считать, что через 1 минуту уже пошел </text:span><text:span text:style-name="Source_20_Text"><text:span text:style-name="T14">1</text:span></text:span><text:span text:style-name="T14"> день. Первый день начнется завтра в </text:span><text:span text:style-name="Source_20_Text"><text:span text:style-name="T14">23:59</text:span></text:span><text:span text:style-name="T14">. Это правильней. </text:span></text:p>
            </text:list-item>
          </text:list>
        </text:list-item>
      </text:list>
      <text:p text:style-name="P50"/>
      <text:p text:style-name="P52"><text:span text:style-name="T20">Задача 14. </text:span><text:span text:style-name="T21">ABC-анализ</text:span></text:p>
      <text:p text:style-name="P21"><text:span text:style-name="T15">Необходимо провести </text:span><text:span text:style-name="Strong_20_Emphasis"><text:span text:style-name="T14">многомерный </text:span></text:span><text:span text:style-name="Strong_20_Emphasis"><text:span text:style-name="Source_20_Text"><text:span text:style-name="T14">ABC</text:span></text:span></text:span><text:span text:style-name="Strong_20_Emphasis"><text:span text:style-name="T14"> анализ</text:span></text:span><text:span text:style-name="T15">:</text:span></text:p>
      <text:list xml:id="list3521563832" text:style-name="L20">
        <text:list-item>
          <text:p text:style-name="P88">по количеству проданных позиций </text:p>
        </text:list-item>
        <text:list-item>
          <text:p text:style-name="P88">по прибыли с позиции </text:p>
        </text:list-item>
        <text:list-item>
          <text:p text:style-name="P66">по выручке </text:p>
        </text:list-item>
      </text:list>
      <text:p text:style-name="Text_20_body"><text:span text:style-name="Strong_20_Emphasis"><text:span text:style-name="T14">Примечание:</text:span></text:span><text:span text:style-name="T14"> ABC-анализ должен быть представлен одним SQL-запросом.</text:span></text:p>
      <text:p text:style-name="P33">Пример результирующей таблицы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Line94006342010112">
            <table:table-cell table:style-name="Table3.A1" office:value-type="string">
              <text:p text:style-name="P20">product</text:p>
            </table:table-cell>
            <table:table-cell table:style-name="Table3.A1" office:value-type="string">
              <text:p text:style-name="P20">amount_abc</text:p>
            </table:table-cell>
            <table:table-cell table:style-name="Table3.A1" office:value-type="string">
              <text:p text:style-name="P20">profit_abc</text:p>
            </table:table-cell>
            <table:table-cell table:style-name="Table3.A1" office:value-type="string">
              <text:p text:style-name="P20">revenue_abc</text:p>
            </table:table-cell>
          </table:table-row>
        </table:table-header-rows>
        <table:table-row table:style-name="TableLine94006342068672">
          <table:table-cell table:style-name="Table3.A1" office:value-type="string">
            <text:p text:style-name="P19">pr1</text:p>
          </table:table-cell>
          <table:table-cell table:style-name="Table3.A1" office:value-type="string">
            <text:p text:style-name="P19">A</text:p>
          </table:table-cell>
          <table:table-cell table:style-name="Table3.A1" office:value-type="string">
            <text:p text:style-name="P19">C</text:p>
          </table:table-cell>
          <table:table-cell table:style-name="Table3.A1" office:value-type="string">
            <text:p text:style-name="P19">A</text:p>
          </table:table-cell>
        </table:table-row>
        <table:table-row table:style-name="TableLine94006342068976">
          <table:table-cell table:style-name="Table3.A1" office:value-type="string">
            <text:p text:style-name="P19">pr2</text:p>
          </table:table-cell>
          <table:table-cell table:style-name="Table3.A1" office:value-type="string">
            <text:p text:style-name="P19">C</text:p>
          </table:table-cell>
          <table:table-cell table:style-name="Table3.A1" office:value-type="string">
            <text:p text:style-name="P19">B</text:p>
          </table:table-cell>
          <table:table-cell table:style-name="Table3.A1" office:value-type="string">
            <text:p text:style-name="P19">B</text:p>
          </table:table-cell>
        </table:table-row>
      </table:table>
      <text:p text:style-name="Text_20_body"><text:span text:style-name="T14">Для расчетов вам понадобится таблица </text:span><text:span text:style-name="Source_20_Text"><text:span text:style-name="T14">sales</text:span></text:span><text:span text:style-name="T14">, а именно столбцы:</text:span></text:p>
      <text:list xml:id="list3327265785" text:style-name="L21">
        <text:list-item>
          <text:p text:style-name="P107"><text:span text:style-name="Source_20_Text"><text:span text:style-name="T14">dr_kol</text:span></text:span><text:span text:style-name="T14"> - кол-во проданного товара в данной строке чека </text:span></text:p>
        </text:list-item>
        <text:list-item>
          <text:p text:style-name="P107"><text:span text:style-name="Source_20_Text"><text:span text:style-name="T14">dr_ndrugs</text:span></text:span><text:span text:style-name="T14"> - название товара </text:span></text:p>
        </text:list-item>
        <text:list-item>
          <text:p text:style-name="P107"><text:span text:style-name="Source_20_Text"><text:span text:style-name="T14">dr_dat</text:span></text:span><text:span text:style-name="T14"> - дата чека </text:span></text:p>
        </text:list-item>
        <text:list-item>
          <text:p text:style-name="P107"><text:span text:style-name="Source_20_Text"><text:span text:style-name="T14">dr_croz</text:span></text:span><text:span text:style-name="T14"> - розничная цена </text:span></text:p>
        </text:list-item>
        <text:list-item>
          <text:p text:style-name="P107"><text:span text:style-name="Source_20_Text"><text:span text:style-name="T14">dr_czak</text:span></text:span><text:span text:style-name="T14"> - закупочная цена </text:span></text:p>
        </text:list-item>
        <text:list-item>
          <text:p text:style-name="P82"><text:span text:style-name="Source_20_Text"><text:span text:style-name="T14">dr_sdisc</text:span></text:span><text:span text:style-name="T14"> - сумма скидки на всю строку чека (даже если </text:span><text:span text:style-name="Source_20_Text"><text:span text:style-name="T14">dr_kol 1</text:span></text:span><text:span text:style-name="T14">, вычитать сумму скидки нужно со строки чека, а не с каждой проданной позиции) </text:span></text:p>
        </text:list-item>
      </text:list>
      <text:p text:style-name="Text_20_body"><text:span text:style-name="T14">Вот </text:span><text:a xlink:type="simple" xlink:href="https://t.me/it_resume/1422" office:target-frame-name="_blank" xlink:show="new" text:style-name="Internet_20_link" text:visited-style-name="Visited_20_Internet_20_Link"><text:span text:style-name="Strong_20_Emphasis"><text:span text:style-name="T14">здесь</text:span></text:span></text:a><text:span text:style-name="T14"> мы вместе с Николаем Валиотти делали пост о том, как можно сделать ABC-анализ в SQL. Думаю, это будет вам полезно при решении данной задачи.</text:span></text:p>
      <text:p text:style-name="P33">Обратите внимание на способ расчета каждой из метрик:</text:p>
      <text:list xml:id="list2671561991" text:style-name="L22">
        <text:list-item>
          <text:p text:style-name="P89">выручка = кол-во проданных позиций * розничную цену - скидка </text:p>
        </text:list-item>
        <text:list-item>
          <text:p text:style-name="P67">прибыль = кол-во проданных позиций * (розница - закупка) - скидка </text:p>
        </text:list-item>
      </text:list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1T19:04:44.032051706</meta:creation-date>
    <dc:date>2023-06-05T18:09:36.337653484</dc:date>
    <meta:editing-duration>PT1H20M34S</meta:editing-duration>
    <meta:editing-cycles>15</meta:editing-cycles>
    <meta:generator>LibreOffice/6.4.7.2$Linux_X86_64 LibreOffice_project/40$Build-2</meta:generator>
    <meta:document-statistic meta:table-count="3" meta:image-count="0" meta:object-count="0" meta:page-count="8" meta:paragraph-count="268" meta:word-count="2129" meta:character-count="13414" meta:non-whitespace-character-count="11507"/>
  </office:meta>
</office:document-meta>
</file>